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2890" office:value-type="float">
            <text:p>2890</text:p>
          </table:table-cell>
          <table:table-cell ns42:value-type="float" table:style-name="ce34" office:value="3279" office:value-type="float">
            <text:p>3279</text:p>
          </table:table-cell>
          <table:table-cell ns42:value-type="float" table:style-name="ce34" office:value="5096" office:value-type="float">
            <text:p>5096</text:p>
          </table:table-cell>
          <table:table-cell ns42:value-type="float" table:style-name="ce34" office:value="2551" office:value-type="float">
            <text:p>2551</text:p>
          </table:table-cell>
          <table:table-cell ns42:value-type="float" table:style-name="ce34" office:value="286" office:value-type="float">
            <text:p>286</text:p>
          </table:table-cell>
          <table:table-cell table:formula="of:=SUM([.E8:.G8])" ns42:value-type="float" table:style-name="ce39" office:value-type="float" office:value="7933">
            <text:p>7933</text:p>
          </table:table-cell>
          <table:table-cell ns42:value-type="float" table:style-name="ce34" office:value="5627" office:value-type="float">
            <text:p>5627</text:p>
          </table:table-cell>
          <table:table-cell ns42:value-type="float" table:style-name="ce34" office:value="2530" office:value-type="float">
            <text:p>2530</text:p>
          </table:table-cell>
          <table:table-cell ns42:value-type="float" table:style-name="ce34" office:value="860" office:value-type="float">
            <text:p>860</text:p>
          </table:table-cell>
          <table:table-cell table:formula="of:=SUM([.I8:.K8])" ns42:value-type="float" table:style-name="ce39" office:value-type="float" office:value="9017">
            <text:p>9017</text:p>
          </table:table-cell>
          <table:table-cell table:formula="of:=SUM([.L8];[.H8])" ns42:value-type="float" table:style-name="ce41" office:value-type="float" office:value="16950">
            <text:p>16950</text:p>
          </table:table-cell>
          <table:table-cell ns42:value-type="float" table:style-name="ce34" office:value="12244" office:value-type="float">
            <text:p>12244</text:p>
          </table:table-cell>
          <table:table-cell ns42:value-type="float" table:style-name="ce34" office:value="4171" office:value-type="float">
            <text:p>4171</text:p>
          </table:table-cell>
          <table:table-cell ns42:value-type="float" table:style-name="ce34" office:value="535" office:value-type="float">
            <text:p>535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2580" office:value-type="float">
            <text:p>2580</text:p>
          </table:table-cell>
          <table:table-cell ns42:value-type="float" table:style-name="ce34" office:value="2947" office:value-type="float">
            <text:p>2947</text:p>
          </table:table-cell>
          <table:table-cell ns42:value-type="float" table:style-name="ce34" office:value="4401" office:value-type="float">
            <text:p>4401</text:p>
          </table:table-cell>
          <table:table-cell ns42:value-type="float" table:style-name="ce34" office:value="2320" office:value-type="float">
            <text:p>2320</text:p>
          </table:table-cell>
          <table:table-cell ns42:value-type="float" table:style-name="ce34" office:value="227" office:value-type="float">
            <text:p>227</text:p>
          </table:table-cell>
          <table:table-cell table:formula="of:=SUM([.E9:.G9])" ns42:value-type="float" table:style-name="ce39" office:value-type="float" office:value="6948">
            <text:p>6948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2355" office:value-type="float">
            <text:p>2355</text:p>
          </table:table-cell>
          <table:table-cell ns42:value-type="float" table:style-name="ce34" office:value="674" office:value-type="float">
            <text:p>674</text:p>
          </table:table-cell>
          <table:table-cell table:formula="of:=SUM([.I9:.K9])" ns42:value-type="float" table:style-name="ce39" office:value-type="float" office:value="7431">
            <text:p>7431</text:p>
          </table:table-cell>
          <table:table-cell table:formula="of:=SUM([.L9];[.H9])" ns42:value-type="float" table:style-name="ce42" office:value-type="float" office:value="14379">
            <text:p>14379</text:p>
          </table:table-cell>
          <table:table-cell ns42:value-type="float" table:style-name="ce34" office:value="10571" office:value-type="float">
            <text:p>10571</text:p>
          </table:table-cell>
          <table:table-cell ns42:value-type="float" table:style-name="ce34" office:value="3521" office:value-type="float">
            <text:p>3521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25" office:value="1581" office:value-type="float">
            <text:p>1581</text:p>
          </table:table-cell>
          <table:table-cell ns42:value-type="float" table:style-name="ce34" office:value="1854" office:value-type="float">
            <text:p>1854</text:p>
          </table:table-cell>
          <table:table-cell ns42:value-type="float" table:style-name="ce34" office:value="2552" office:value-type="float">
            <text:p>2552</text:p>
          </table:table-cell>
          <table:table-cell ns42:value-type="float" table:style-name="ce34" office:value="1440" office:value-type="float">
            <text:p>1440</text:p>
          </table:table-cell>
          <table:table-cell ns42:value-type="float" table:style-name="ce34" office:value="151" office:value-type="float">
            <text:p>151</text:p>
          </table:table-cell>
          <table:table-cell table:formula="of:=SUM([.E10:.G10])" ns42:value-type="float" table:style-name="ce39" office:value-type="float" office:value="4143">
            <text:p>4143</text:p>
          </table:table-cell>
          <table:table-cell ns42:value-type="float" table:style-name="ce34" office:value="3010" office:value-type="float">
            <text:p>3010</text:p>
          </table:table-cell>
          <table:table-cell ns42:value-type="float" table:style-name="ce34" office:value="1434" office:value-type="float">
            <text:p>1434</text:p>
          </table:table-cell>
          <table:table-cell ns42:value-type="float" table:style-name="ce34" office:value="485" office:value-type="float">
            <text:p>485</text:p>
          </table:table-cell>
          <table:table-cell table:formula="of:=SUM([.I10:.K10])" ns42:value-type="float" table:style-name="ce39" office:value-type="float" office:value="4929">
            <text:p>4929</text:p>
          </table:table-cell>
          <table:table-cell table:formula="of:=SUM([.L10];[.H10])" ns42:value-type="float" table:style-name="ce39" office:value-type="float" office:value="9072">
            <text:p>9072</text:p>
          </table:table-cell>
          <table:table-cell ns42:value-type="float" table:style-name="ce34" office:value="7222" office:value-type="float">
            <text:p>7222</text:p>
          </table:table-cell>
          <table:table-cell ns42:value-type="float" table:style-name="ce34" office:value="1571" office:value-type="float">
            <text:p>1571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2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2:value-type="float" table:style-name="ce26" office:value-type="float" office:value="7051">
            <text:p>7051</text:p>
          </table:table-cell>
          <table:table-cell table:formula="of:=SUM([.D8:.D10])" ns42:value-type="float" table:style-name="ce35" office:value-type="float" office:value="8080">
            <text:p>8080</text:p>
          </table:table-cell>
          <table:table-cell table:formula="of:=SUM([.E8:.E10])" ns42:value-type="float" table:style-name="ce35" office:value-type="float" office:value="12049">
            <text:p>12049</text:p>
          </table:table-cell>
          <table:table-cell table:formula="of:=SUM([.F8:.F10])" ns42:value-type="float" table:style-name="ce35" office:value-type="float" office:value="6311">
            <text:p>6311</text:p>
          </table:table-cell>
          <table:table-cell table:formula="of:=SUM([.G8:.G10])" ns42:value-type="float" table:style-name="ce35" office:value-type="float" office:value="664">
            <text:p>664</text:p>
          </table:table-cell>
          <table:table-cell table:formula="of:=SUM([.H8:.H10])" ns42:value-type="float" table:style-name="ce35" office:value-type="float" office:value="19024">
            <text:p>19024</text:p>
          </table:table-cell>
          <table:table-cell table:formula="of:=SUM([.I8:.I10])" ns42:value-type="float" table:style-name="ce35" office:value-type="float" office:value="13039">
            <text:p>13039</text:p>
          </table:table-cell>
          <table:table-cell table:formula="of:=SUM([.J8:.J10])" ns42:value-type="float" table:style-name="ce35" office:value-type="float" office:value="6319">
            <text:p>6319</text:p>
          </table:table-cell>
          <table:table-cell table:formula="of:=SUM([.K8:.K10])" ns42:value-type="float" table:style-name="ce35" office:value-type="float" office:value="2019">
            <text:p>2019</text:p>
          </table:table-cell>
          <table:table-cell table:formula="of:=SUM([.L8:.L10])" ns42:value-type="float" table:style-name="ce35" office:value-type="float" office:value="21377">
            <text:p>21377</text:p>
          </table:table-cell>
          <table:table-cell table:formula="of:=SUM([.M8:.M10])" ns42:value-type="float" table:style-name="ce35" office:value-type="float" office:value="40401">
            <text:p>40401</text:p>
          </table:table-cell>
          <table:table-cell table:formula="of:=SUM([.N8:.N10])" ns42:value-type="float" table:style-name="ce35" office:value-type="float" office:value="30037">
            <text:p>30037</text:p>
          </table:table-cell>
          <table:table-cell table:formula="of:=SUM([.O8:.O10])" ns42:value-type="float" table:style-name="ce35" office:value-type="float" office:value="9263">
            <text:p>9263</text:p>
          </table:table-cell>
          <table:table-cell table:formula="of:=SUM([.P8:.P10])" ns42:value-type="float" table:style-name="ce35" office:value-type="float" office:value="1077">
            <text:p>1077</text:p>
          </table:table-cell>
          <table:table-cell table:formula="of:=SUM([.Q8:.Q10])" ns42:value-type="float" table:style-name="ce35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59" office:value-type="float">
            <text:p>59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2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649" office:value-type="float">
            <text:p>649</text:p>
          </table:table-cell>
          <table:table-cell ns42:value-type="float" table:style-name="ce34" office:value="664" office:value-type="float">
            <text:p>664</text:p>
          </table:table-cell>
          <table:table-cell ns42:value-type="float" table:style-name="ce34" office:value="956" office:value-type="float">
            <text:p>956</text:p>
          </table:table-cell>
          <table:table-cell ns42:value-type="float" table:style-name="ce34" office:value="511" office:value-type="float">
            <text:p>511</text:p>
          </table:table-cell>
          <table:table-cell ns42:value-type="float" table:style-name="ce34" office:value="57" office:value-type="float">
            <text:p>57</text:p>
          </table:table-cell>
          <table:table-cell table:formula="of:=SUM([.E8:.G8])" ns42:value-type="float" table:style-name="ce39" office:value-type="float" office:value="1524">
            <text:p>1524</text:p>
          </table:table-cell>
          <table:table-cell ns42:value-type="float" table:style-name="ce34" office:value="1038" office:value-type="float">
            <text:p>1038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56" office:value-type="float">
            <text:p>156</text:p>
          </table:table-cell>
          <table:table-cell table:formula="of:=SUM([.I8:.K8])" ns42:value-type="float" table:style-name="ce39" office:value-type="float" office:value="1714">
            <text:p>1714</text:p>
          </table:table-cell>
          <table:table-cell table:formula="of:=SUM([.L8];[.H8])" ns42:value-type="float" table:style-name="ce39" office:value-type="float" office:value="3238">
            <text:p>3238</text:p>
          </table:table-cell>
          <table:table-cell ns42:value-type="float" table:style-name="ce34" office:value="2626" office:value-type="float">
            <text:p>2626</text:p>
          </table:table-cell>
          <table:table-cell ns42:value-type="float" table:style-name="ce34" office:value="386" office:value-type="float">
            <text:p>386</text:p>
          </table:table-cell>
          <table:table-cell ns42:value-type="float" table:style-name="ce34" office:value="226" office:value-type="float">
            <text:p>226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504" office:value-type="float">
            <text:p>504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890" office:value-type="float">
            <text:p>890</text:p>
          </table:table-cell>
          <table:table-cell ns42:value-type="float" table:style-name="ce34" office:value="465" office:value-type="float">
            <text:p>465</text:p>
          </table:table-cell>
          <table:table-cell ns42:value-type="float" table:style-name="ce34" office:value="57" office:value-type="float">
            <text:p>57</text:p>
          </table:table-cell>
          <table:table-cell table:formula="of:=SUM([.E9:.G9])" ns42:value-type="float" table:style-name="ce39" office:value-type="float" office:value="1412">
            <text:p>1412</text:p>
          </table:table-cell>
          <table:table-cell ns42:value-type="float" table:style-name="ce34" office:value="798" office:value-type="float">
            <text:p>798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5" office:value-type="float">
            <text:p>85</text:p>
          </table:table-cell>
          <table:table-cell table:formula="of:=SUM([.I9:.K9])" ns42:value-type="float" table:style-name="ce39" office:value-type="float" office:value="1347">
            <text:p>1347</text:p>
          </table:table-cell>
          <table:table-cell table:formula="of:=SUM([.L9];[.H9])" ns42:value-type="float" table:style-name="ce39" office:value-type="float" office:value="2759">
            <text:p>2759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18" office:value-type="float">
            <text:p>1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25" office:value="702" office:value-type="float">
            <text:p>702</text:p>
          </table:table-cell>
          <table:table-cell ns42:value-type="float" table:style-name="ce34" office:value="767" office:value-type="float">
            <text:p>767</text:p>
          </table:table-cell>
          <table:table-cell ns42:value-type="float" table:style-name="ce34" office:value="1205" office:value-type="float">
            <text:p>1205</text:p>
          </table:table-cell>
          <table:table-cell ns42:value-type="float" table:style-name="ce34" office:value="676" office:value-type="float">
            <text:p>676</text:p>
          </table:table-cell>
          <table:table-cell ns42:value-type="float" table:style-name="ce34" office:value="51" office:value-type="float">
            <text:p>51</text:p>
          </table:table-cell>
          <table:table-cell table:formula="of:=SUM([.E10:.G10])" ns42:value-type="float" table:style-name="ce39" office:value-type="float" office:value="1932">
            <text:p>1932</text:p>
          </table:table-cell>
          <table:table-cell ns42:value-type="float" table:style-name="ce34" office:value="1091" office:value-type="float">
            <text:p>1091</text:p>
          </table:table-cell>
          <table:table-cell ns42:value-type="float" table:style-name="ce34" office:value="675" office:value-type="float">
            <text:p>675</text:p>
          </table:table-cell>
          <table:table-cell ns42:value-type="float" table:style-name="ce34" office:value="83" office:value-type="float">
            <text:p>83</text:p>
          </table:table-cell>
          <table:table-cell table:formula="of:=SUM([.I10:.K10])" ns42:value-type="float" table:style-name="ce39" office:value-type="float" office:value="1849">
            <text:p>1849</text:p>
          </table:table-cell>
          <table:table-cell table:formula="of:=SUM([.L10];[.H10])" ns42:value-type="float" table:style-name="ce39" office:value-type="float" office:value="3781">
            <text:p>3781</text:p>
          </table:table-cell>
          <table:table-cell ns42:value-type="float" table:style-name="ce34" office:value="3204" office:value-type="float">
            <text:p>3204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35" office:value-type="float">
            <text:p>3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5" office:value="240" office:value-type="float">
            <text:p>240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255" office:value-type="float">
            <text:p>255</text:p>
          </table:table-cell>
          <table:table-cell ns42:value-type="float" table:style-name="ce34" office:value="33" office:value-type="float">
            <text:p>33</text:p>
          </table:table-cell>
          <table:table-cell table:formula="of:=SUM([.E11:.G11])" ns42:value-type="float" table:style-name="ce39" office:value-type="float" office:value="768">
            <text:p>768</text:p>
          </table:table-cell>
          <table:table-cell ns42:value-type="float" table:style-name="ce34" office:value="438" office:value-type="float">
            <text:p>438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39" office:value-type="float">
            <text:p>39</text:p>
          </table:table-cell>
          <table:table-cell table:formula="of:=SUM([.I11:.K11])" ns42:value-type="float" table:style-name="ce39" office:value-type="float" office:value="739">
            <text:p>739</text:p>
          </table:table-cell>
          <table:table-cell table:formula="of:=SUM([.L11];[.H11])" ns42:value-type="float" table:style-name="ce39" office:value-type="float" office:value="1507">
            <text:p>1507</text:p>
          </table:table-cell>
          <table:table-cell ns42:value-type="float" table:style-name="ce34" office:value="1395" office:value-type="float">
            <text:p>1395</text:p>
          </table:table-cell>
          <table:table-cell ns42:value-type="float" table:style-name="ce34" office:value="75" office:value-type="float">
            <text:p>75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25" office:value-type="float">
            <text:p>2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2:value-type="float" table:style-name="ce25" office:value="47" office:value-type="float">
            <text:p>47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3" office:value-type="float">
            <text:p>3</text:p>
          </table:table-cell>
          <table:table-cell table:formula="of:=SUM([.E12:.G12])" ns42:value-type="float" table:style-name="ce39" office:value-type="float" office:value="141">
            <text:p>141</text:p>
          </table:table-cell>
          <table:table-cell ns42:value-type="float" table:style-name="ce34" office:value="95" office:value-type="float">
            <text:p>95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7" office:value-type="float">
            <text:p>7</text:p>
          </table:table-cell>
          <table:table-cell table:formula="of:=SUM([.I12:.K12])" ns42:value-type="float" table:style-name="ce39" office:value-type="float" office:value="141">
            <text:p>141</text:p>
          </table:table-cell>
          <table:table-cell table:formula="of:=SUM([.L12];[.H12])" ns42:value-type="float" table:style-name="ce39" office:value-type="float" office:value="282">
            <text:p>282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16" office:value-type="float">
            <text:p>1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2:value-type="float" table:style-name="ce25" office:value="349" office:value-type="float">
            <text:p>349</text:p>
          </table:table-cell>
          <table:table-cell ns42:value-type="float" table:style-name="ce34" office:value="383" office:value-type="float">
            <text:p>383</text:p>
          </table:table-cell>
          <table:table-cell ns42:value-type="float" table:style-name="ce34" office:value="488" office:value-type="float">
            <text:p>488</text:p>
          </table:table-cell>
          <table:table-cell ns42:value-type="float" table:style-name="ce34" office:value="294" office:value-type="float">
            <text:p>294</text:p>
          </table:table-cell>
          <table:table-cell ns42:value-type="float" table:style-name="ce34" office:value="21" office:value-type="float">
            <text:p>21</text:p>
          </table:table-cell>
          <table:table-cell table:formula="of:=SUM([.E13:.G13])" ns42:value-type="float" table:style-name="ce39" office:value-type="float" office:value="803">
            <text:p>803</text:p>
          </table:table-cell>
          <table:table-cell ns42:value-type="float" table:style-name="ce34" office:value="506" office:value-type="float">
            <text:p>506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70" office:value-type="float">
            <text:p>70</text:p>
          </table:table-cell>
          <table:table-cell table:formula="of:=SUM([.I13:.K13])" ns42:value-type="float" table:style-name="ce39" office:value-type="float" office:value="863">
            <text:p>863</text:p>
          </table:table-cell>
          <table:table-cell table:formula="of:=SUM([.L13];[.H13])" ns42:value-type="float" table:style-name="ce39" office:value-type="float" office:value="1666">
            <text:p>1666</text:p>
          </table:table-cell>
          <table:table-cell ns42:value-type="float" table:style-name="ce34" office:value="1588" office:value-type="float">
            <text:p>1588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2:value-type="float" table:style-name="ce25" office:value="517" office:value-type="float">
            <text:p>517</text:p>
          </table:table-cell>
          <table:table-cell ns42:value-type="float" table:style-name="ce34" office:value="617" office:value-type="float">
            <text:p>617</text:p>
          </table:table-cell>
          <table:table-cell ns42:value-type="float" table:style-name="ce34" office:value="1104" office:value-type="float">
            <text:p>1104</text:p>
          </table:table-cell>
          <table:table-cell ns42:value-type="float" table:style-name="ce34" office:value="494" office:value-type="float">
            <text:p>494</text:p>
          </table:table-cell>
          <table:table-cell ns42:value-type="float" table:style-name="ce34" office:value="75" office:value-type="float">
            <text:p>75</text:p>
          </table:table-cell>
          <table:table-cell table:formula="of:=SUM([.E14:.G14])" ns42:value-type="float" table:style-name="ce39" office:value-type="float" office:value="1673">
            <text:p>1673</text:p>
          </table:table-cell>
          <table:table-cell ns42:value-type="float" table:style-name="ce34" office:value="1046" office:value-type="float">
            <text:p>1046</text:p>
          </table:table-cell>
          <table:table-cell ns42:value-type="float" table:style-name="ce34" office:value="487" office:value-type="float">
            <text:p>487</text:p>
          </table:table-cell>
          <table:table-cell ns42:value-type="float" table:style-name="ce34" office:value="117" office:value-type="float">
            <text:p>117</text:p>
          </table:table-cell>
          <table:table-cell table:formula="of:=SUM([.I14:.K14])" ns42:value-type="float" table:style-name="ce39" office:value-type="float" office:value="1650">
            <text:p>1650</text:p>
          </table:table-cell>
          <table:table-cell table:formula="of:=SUM([.L14];[.H14])" ns42:value-type="float" table:style-name="ce39" office:value-type="float" office:value="3323">
            <text:p>3323</text:p>
          </table:table-cell>
          <table:table-cell ns42:value-type="float" table:style-name="ce34" office:value="757" office:value-type="float">
            <text:p>757</text:p>
          </table:table-cell>
          <table:table-cell ns42:value-type="float" table:style-name="ce34" office:value="2414" office:value-type="float">
            <text:p>2414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4" office:value-type="float">
            <text:p>10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2:value-type="float" table:style-name="ce25" office:value="703" office:value-type="float">
            <text:p>703</text:p>
          </table:table-cell>
          <table:table-cell ns42:value-type="float" table:style-name="ce34" office:value="828" office:value-type="float">
            <text:p>828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29" office:value-type="float">
            <text:p>729</text:p>
          </table:table-cell>
          <table:table-cell ns42:value-type="float" table:style-name="ce34" office:value="101" office:value-type="float">
            <text:p>101</text:p>
          </table:table-cell>
          <table:table-cell table:formula="of:=SUM([.E15:.G15])" ns42:value-type="float" table:style-name="ce39" office:value-type="float" office:value="2325">
            <text:p>2325</text:p>
          </table:table-cell>
          <table:table-cell ns42:value-type="float" table:style-name="ce34" office:value="1316" office:value-type="float">
            <text:p>1316</text:p>
          </table:table-cell>
          <table:table-cell ns42:value-type="float" table:style-name="ce34" office:value="728" office:value-type="float">
            <text:p>728</text:p>
          </table:table-cell>
          <table:table-cell ns42:value-type="float" table:style-name="ce34" office:value="165" office:value-type="float">
            <text:p>165</text:p>
          </table:table-cell>
          <table:table-cell table:formula="of:=SUM([.I15:.K15])" ns42:value-type="float" table:style-name="ce39" office:value-type="float" office:value="2209">
            <text:p>2209</text:p>
          </table:table-cell>
          <table:table-cell table:formula="of:=SUM([.L15];[.H15])" ns42:value-type="float" table:style-name="ce39" office:value-type="float" office:value="4534">
            <text:p>4534</text:p>
          </table:table-cell>
          <table:table-cell ns42:value-type="float" table:style-name="ce34" office:value="3107" office:value-type="float">
            <text:p>3107</text:p>
          </table:table-cell>
          <table:table-cell ns42:value-type="float" table:style-name="ce34" office:value="1400" office:value-type="float">
            <text:p>1400</text:p>
          </table:table-cell>
          <table:table-cell ns42:value-type="float" table:style-name="ce34" office:value="27" office:value-type="float">
            <text:p>2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25" office:value="255" office:value-type="float">
            <text:p>255</text:p>
          </table:table-cell>
          <table:table-cell ns42:value-type="float" table:style-name="ce34" office:value="318" office:value-type="float">
            <text:p>318</text:p>
          </table:table-cell>
          <table:table-cell ns42:value-type="float" table:style-name="ce34" office:value="459" office:value-type="float">
            <text:p>459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6" office:value-type="float">
            <text:p>46</text:p>
          </table:table-cell>
          <table:table-cell table:formula="of:=SUM([.E16:.G16])" ns42:value-type="float" table:style-name="ce39" office:value-type="float" office:value="749">
            <text:p>749</text:p>
          </table:table-cell>
          <table:table-cell ns42:value-type="float" table:style-name="ce34" office:value="454" office:value-type="float">
            <text:p>454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8" office:value-type="float">
            <text:p>48</text:p>
          </table:table-cell>
          <table:table-cell table:formula="of:=SUM([.I16:.K16])" ns42:value-type="float" table:style-name="ce39" office:value-type="float" office:value="746">
            <text:p>746</text:p>
          </table:table-cell>
          <table:table-cell table:formula="of:=SUM([.L16];[.H16])" ns42:value-type="float" table:style-name="ce39" office:value-type="float" office:value="1495">
            <text:p>1495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684" office:value-type="float">
            <text:p>684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25" office:value="481" office:value-type="float">
            <text:p>481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1061" office:value-type="float">
            <text:p>1061</text:p>
          </table:table-cell>
          <table:table-cell ns42:value-type="float" table:style-name="ce34" office:value="457" office:value-type="float">
            <text:p>457</text:p>
          </table:table-cell>
          <table:table-cell ns42:value-type="float" table:style-name="ce34" office:value="62" office:value-type="float">
            <text:p>62</text:p>
          </table:table-cell>
          <table:table-cell table:formula="of:=SUM([.E17:.G17])" ns42:value-type="float" table:style-name="ce39" office:value-type="float" office:value="1580">
            <text:p>1580</text:p>
          </table:table-cell>
          <table:table-cell ns42:value-type="float" table:style-name="ce34" office:value="940" office:value-type="float">
            <text:p>940</text:p>
          </table:table-cell>
          <table:table-cell ns42:value-type="float" table:style-name="ce34" office:value="453" office:value-type="float">
            <text:p>453</text:p>
          </table:table-cell>
          <table:table-cell ns42:value-type="float" table:style-name="ce34" office:value="83" office:value-type="float">
            <text:p>83</text:p>
          </table:table-cell>
          <table:table-cell table:formula="of:=SUM([.I17:.K17])" ns42:value-type="float" table:style-name="ce39" office:value-type="float" office:value="1476">
            <text:p>1476</text:p>
          </table:table-cell>
          <table:table-cell table:formula="of:=SUM([.L17];[.H17])" ns42:value-type="float" table:style-name="ce39" office:value-type="float" office:value="3056">
            <text:p>3056</text:p>
          </table:table-cell>
          <table:table-cell ns42:value-type="float" table:style-name="ce34" office:value="1093" office:value-type="float">
            <text:p>1093</text:p>
          </table:table-cell>
          <table:table-cell ns42:value-type="float" table:style-name="ce34" office:value="1963" office:value-type="float">
            <text:p>1963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2:value-type="float" table:style-name="ce25" office:value="783" office:value-type="float">
            <text:p>783</text:p>
          </table:table-cell>
          <table:table-cell ns42:value-type="float" table:style-name="ce34" office:value="811" office:value-type="float">
            <text:p>811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643" office:value-type="float">
            <text:p>643</text:p>
          </table:table-cell>
          <table:table-cell ns42:value-type="float" table:style-name="ce34" office:value="77" office:value-type="float">
            <text:p>77</text:p>
          </table:table-cell>
          <table:table-cell table:formula="of:=SUM([.E18:.G18])" ns42:value-type="float" table:style-name="ce39" office:value-type="float" office:value="2059">
            <text:p>2059</text:p>
          </table:table-cell>
          <table:table-cell ns42:value-type="float" table:style-name="ce34" office:value="1240" office:value-type="float">
            <text:p>1240</text:p>
          </table:table-cell>
          <table:table-cell ns42:value-type="float" table:style-name="ce34" office:value="630" office:value-type="float">
            <text:p>630</text:p>
          </table:table-cell>
          <table:table-cell ns42:value-type="float" table:style-name="ce34" office:value="139" office:value-type="float">
            <text:p>139</text:p>
          </table:table-cell>
          <table:table-cell table:formula="of:=SUM([.I18:.K18])" ns42:value-type="float" table:style-name="ce39" office:value-type="float" office:value="2009">
            <text:p>2009</text:p>
          </table:table-cell>
          <table:table-cell table:formula="of:=SUM([.L18];[.H18])" ns42:value-type="float" table:style-name="ce39" office:value-type="float" office:value="4068">
            <text:p>4068</text:p>
          </table:table-cell>
          <table:table-cell ns42:value-type="float" table:style-name="ce34" office:value="521" office:value-type="float">
            <text:p>521</text:p>
          </table:table-cell>
          <table:table-cell ns42:value-type="float" table:style-name="ce34" office:value="3497" office:value-type="float">
            <text:p>3497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2:value-type="float" table:style-name="ce25" office:value="220" office:value-type="float">
            <text:p>220</text:p>
          </table:table-cell>
          <table:table-cell ns42:value-type="float" table:style-name="ce34" office:value="256" office:value-type="float">
            <text:p>256</text:p>
          </table:table-cell>
          <table:table-cell ns42:value-type="float" table:style-name="ce34" office:value="443" office:value-type="float">
            <text:p>443</text:p>
          </table:table-cell>
          <table:table-cell ns42:value-type="float" table:style-name="ce34" office:value="234" office:value-type="float">
            <text:p>234</text:p>
          </table:table-cell>
          <table:table-cell ns42:value-type="float" table:style-name="ce34" office:value="29" office:value-type="float">
            <text:p>29</text:p>
          </table:table-cell>
          <table:table-cell table:formula="of:=SUM([.E19:.G19])" ns42:value-type="float" table:style-name="ce39" office:value-type="float" office:value="706">
            <text:p>706</text:p>
          </table:table-cell>
          <table:table-cell ns42:value-type="float" table:style-name="ce34" office:value="398" office:value-type="float">
            <text:p>398</text:p>
          </table:table-cell>
          <table:table-cell ns42:value-type="float" table:style-name="ce34" office:value="231" office:value-type="float">
            <text:p>231</text:p>
          </table:table-cell>
          <table:table-cell ns42:value-type="float" table:style-name="ce34" office:value="54" office:value-type="float">
            <text:p>54</text:p>
          </table:table-cell>
          <table:table-cell table:formula="of:=SUM([.I19:.K19])" ns42:value-type="float" table:style-name="ce39" office:value-type="float" office:value="683">
            <text:p>683</text:p>
          </table:table-cell>
          <table:table-cell table:formula="of:=SUM([.L19];[.H19])" ns42:value-type="float" table:style-name="ce39" office:value-type="float" office:value="1389">
            <text:p>1389</text:p>
          </table:table-cell>
          <table:table-cell ns42:value-type="float" table:style-name="ce34" office:value="1235" office:value-type="float">
            <text:p>1235</text:p>
          </table:table-cell>
          <table:table-cell ns42:value-type="float" table:style-name="ce34" office:value="129" office:value-type="float">
            <text:p>129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2:value-type="float" table:style-name="ce25" office:value="424" office:value-type="float">
            <text:p>424</text:p>
          </table:table-cell>
          <table:table-cell ns42:value-type="float" table:style-name="ce34" office:value="460" office:value-type="float">
            <text:p>460</text:p>
          </table:table-cell>
          <table:table-cell ns42:value-type="float" table:style-name="ce34" office:value="1076" office:value-type="float">
            <text:p>1076</text:p>
          </table:table-cell>
          <table:table-cell ns42:value-type="float" table:style-name="ce34" office:value="423" office:value-type="float">
            <text:p>423</text:p>
          </table:table-cell>
          <table:table-cell ns42:value-type="float" table:style-name="ce34" office:value="48" office:value-type="float">
            <text:p>48</text:p>
          </table:table-cell>
          <table:table-cell table:formula="of:=SUM([.E20:.G20])" ns42:value-type="float" table:style-name="ce39" office:value-type="float" office:value="1547">
            <text:p>1547</text:p>
          </table:table-cell>
          <table:table-cell ns42:value-type="float" table:style-name="ce34" office:value="889" office:value-type="float">
            <text:p>889</text:p>
          </table:table-cell>
          <table:table-cell ns42:value-type="float" table:style-name="ce34" office:value="424" office:value-type="float">
            <text:p>424</text:p>
          </table:table-cell>
          <table:table-cell ns42:value-type="float" table:style-name="ce34" office:value="87" office:value-type="float">
            <text:p>87</text:p>
          </table:table-cell>
          <table:table-cell table:formula="of:=SUM([.I20:.K20])" ns42:value-type="float" table:style-name="ce39" office:value-type="float" office:value="1400">
            <text:p>1400</text:p>
          </table:table-cell>
          <table:table-cell table:formula="of:=SUM([.L20];[.H20])" ns42:value-type="float" table:style-name="ce39" office:value-type="float" office:value="2947">
            <text:p>2947</text:p>
          </table:table-cell>
          <table:table-cell ns42:value-type="float" table:style-name="ce34" office:value="1545" office:value-type="float">
            <text:p>1545</text:p>
          </table:table-cell>
          <table:table-cell ns42:value-type="float" table:style-name="ce34" office:value="1393" office:value-type="float">
            <text:p>1393</text:p>
          </table:table-cell>
          <table:table-cell table:style-name="ce34"/>
          <table:table-cell ns42:value-type="float" table:style-name="ce34" office:value="9" office:value-type="float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2:value-type="float" table:style-name="ce25" office:value="709" office:value-type="float">
            <text:p>709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615" office:value-type="float">
            <text:p>615</text:p>
          </table:table-cell>
          <table:table-cell ns42:value-type="float" table:style-name="ce34" office:value="64" office:value-type="float">
            <text:p>64</text:p>
          </table:table-cell>
          <table:table-cell table:formula="of:=SUM([.E21:.G21])" ns42:value-type="float" table:style-name="ce39" office:value-type="float" office:value="1823">
            <text:p>1823</text:p>
          </table:table-cell>
          <table:table-cell ns42:value-type="float" table:style-name="ce34" office:value="1159" office:value-type="float">
            <text:p>1159</text:p>
          </table:table-cell>
          <table:table-cell ns42:value-type="float" table:style-name="ce34" office:value="612" office:value-type="float">
            <text:p>612</text:p>
          </table:table-cell>
          <table:table-cell ns42:value-type="float" table:style-name="ce34" office:value="127" office:value-type="float">
            <text:p>127</text:p>
          </table:table-cell>
          <table:table-cell table:formula="of:=SUM([.I21:.K21])" ns42:value-type="float" table:style-name="ce39" office:value-type="float" office:value="1898">
            <text:p>1898</text:p>
          </table:table-cell>
          <table:table-cell table:formula="of:=SUM([.L21];[.H21])" ns42:value-type="float" table:style-name="ce39" office:value-type="float" office:value="3721">
            <text:p>3721</text:p>
          </table:table-cell>
          <table:table-cell ns42:value-type="float" table:style-name="ce34" office:value="2232" office:value-type="float">
            <text:p>2232</text:p>
          </table:table-cell>
          <table:table-cell ns42:value-type="float" table:style-name="ce34" office:value="1377" office:value-type="float">
            <text:p>1377</text:p>
          </table:table-cell>
          <table:table-cell ns42:value-type="float" table:style-name="ce34" office:value="112" office:value-type="float">
            <text:p>112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96" office:value-type="float">
            <text:p>396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49" office:value-type="float">
            <text:p>49</text:p>
          </table:table-cell>
          <table:table-cell table:formula="of:=SUM([.E22:.G22])" ns42:value-type="float" table:style-name="ce39" office:value-type="float" office:value="870">
            <text:p>870</text:p>
          </table:table-cell>
          <table:table-cell ns42:value-type="float" table:style-name="ce34" office:value="495" office:value-type="float">
            <text:p>495</text:p>
          </table:table-cell>
          <table:table-cell ns42:value-type="float" table:style-name="ce34" office:value="280" office:value-type="float">
            <text:p>280</text:p>
          </table:table-cell>
          <table:table-cell ns42:value-type="float" table:style-name="ce34" office:value="74" office:value-type="float">
            <text:p>74</text:p>
          </table:table-cell>
          <table:table-cell table:formula="of:=SUM([.I22:.K22])" ns42:value-type="float" table:style-name="ce39" office:value-type="float" office:value="849">
            <text:p>849</text:p>
          </table:table-cell>
          <table:table-cell table:formula="of:=SUM([.L22];[.H22])" ns42:value-type="float" table:style-name="ce39" office:value-type="float" office:value="1719">
            <text:p>1719</text:p>
          </table:table-cell>
          <table:table-cell ns42:value-type="float" table:style-name="ce34" office:value="1718" office:value-type="float">
            <text:p>1718</text:p>
          </table:table-cell>
          <table:table-cell ns42:value-type="float" table:style-name="ce34" office:value="1" office:value-type="float">
            <text:p>1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2:value-type="float" table:style-name="ce25" office:value="361" office:value-type="float">
            <text:p>361</text:p>
          </table:table-cell>
          <table:table-cell ns42:value-type="float" table:style-name="ce34" office:value="388" office:value-type="float">
            <text:p>388</text:p>
          </table:table-cell>
          <table:table-cell ns42:value-type="float" table:style-name="ce34" office:value="458" office:value-type="float">
            <text:p>458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47" office:value-type="float">
            <text:p>47</text:p>
          </table:table-cell>
          <table:table-cell table:formula="of:=SUM([.E23:.G23])" ns42:value-type="float" table:style-name="ce39" office:value-type="float" office:value="835">
            <text:p>835</text:p>
          </table:table-cell>
          <table:table-cell ns42:value-type="float" table:style-name="ce34" office:value="367" office:value-type="float">
            <text:p>367</text:p>
          </table:table-cell>
          <table:table-cell ns42:value-type="float" table:style-name="ce34" office:value="327" office:value-type="float">
            <text:p>327</text:p>
          </table:table-cell>
          <table:table-cell ns42:value-type="float" table:style-name="ce34" office:value="41" office:value-type="float">
            <text:p>41</text:p>
          </table:table-cell>
          <table:table-cell table:formula="of:=SUM([.I23:.K23])" ns42:value-type="float" table:style-name="ce39" office:value-type="float" office:value="735">
            <text:p>735</text:p>
          </table:table-cell>
          <table:table-cell table:formula="of:=SUM([.L23];[.H23])" ns42:value-type="float" table:style-name="ce39" office:value-type="float" office:value="1570">
            <text:p>1570</text:p>
          </table:table-cell>
          <table:table-cell ns42:value-type="float" table:style-name="ce34" office:value="1560" office:value-type="float">
            <text:p>1560</text:p>
          </table:table-cell>
          <table:table-cell ns42:value-type="float" table:style-name="ce34" office:value="10" office:value-type="float">
            <text:p>10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2:value-type="float" table:style-name="ce25" office:value="208" office:value-type="float">
            <text:p>208</text:p>
          </table:table-cell>
          <table:table-cell ns42:value-type="float" table:style-name="ce34" office:value="328" office:value-type="float">
            <text:p>328</text:p>
          </table:table-cell>
          <table:table-cell ns42:value-type="float" table:style-name="ce34" office:value="476" office:value-type="float">
            <text:p>476</text:p>
          </table:table-cell>
          <table:table-cell ns42:value-type="float" table:style-name="ce34" office:value="271" office:value-type="float">
            <text:p>271</text:p>
          </table:table-cell>
          <table:table-cell ns42:value-type="float" table:style-name="ce34" office:value="30" office:value-type="float">
            <text:p>30</text:p>
          </table:table-cell>
          <table:table-cell table:formula="of:=SUM([.E24:.G24])" ns42:value-type="float" table:style-name="ce39" office:value-type="float" office:value="777">
            <text:p>77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71" office:value-type="float">
            <text:p>71</text:p>
          </table:table-cell>
          <table:table-cell table:formula="of:=SUM([.I24:.K24])" ns42:value-type="float" table:style-name="ce39" office:value-type="float" office:value="850">
            <text:p>850</text:p>
          </table:table-cell>
          <table:table-cell table:formula="of:=SUM([.L24];[.H24])" ns42:value-type="float" table:style-name="ce39" office:value-type="float" office:value="1627">
            <text:p>1627</text:p>
          </table:table-cell>
          <table:table-cell ns42:value-type="float" table:style-name="ce34" office:value="1124" office:value-type="float">
            <text:p>1124</text:p>
          </table:table-cell>
          <table:table-cell ns42:value-type="float" table:style-name="ce34" office:value="414" office:value-type="float">
            <text:p>414</text:p>
          </table:table-cell>
          <table:table-cell ns42:value-type="float" table:style-name="ce34" office:value="89" office:value-type="float">
            <text:p>89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2:value-type="float" table:style-name="ce25" office:value="76" office:value-type="float">
            <text:p>76</text:p>
          </table:table-cell>
          <table:table-cell ns42:value-type="float" table:style-name="ce34" office:value="85" office:value-type="float">
            <text:p>85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73" office:value-type="float">
            <text:p>73</text:p>
          </table:table-cell>
          <table:table-cell ns42:value-type="float" table:style-name="ce34" office:value="1" office:value-type="float">
            <text:p>1</text:p>
          </table:table-cell>
          <table:table-cell table:formula="of:=SUM([.E25:.G25])" ns42:value-type="float" table:style-name="ce39" office:value-type="float" office:value="178">
            <text:p>178</text:p>
          </table:table-cell>
          <table:table-cell ns42:value-type="float" table:style-name="ce34" office:value="119" office:value-type="float">
            <text:p>119</text:p>
          </table:table-cell>
          <table:table-cell ns42:value-type="float" table:style-name="ce34" office:value="72" office:value-type="float">
            <text:p>72</text:p>
          </table:table-cell>
          <table:table-cell ns42:value-type="float" table:style-name="ce34" office:value="19" office:value-type="float">
            <text:p>19</text:p>
          </table:table-cell>
          <table:table-cell table:formula="of:=SUM([.I25:.K25])" ns42:value-type="float" table:style-name="ce39" office:value-type="float" office:value="210">
            <text:p>210</text:p>
          </table:table-cell>
          <table:table-cell table:formula="of:=SUM([.L25];[.H25])" ns42:value-type="float" table:style-name="ce39" office:value-type="float" office:value="388">
            <text:p>388</text:p>
          </table:table-cell>
          <table:table-cell ns42:value-type="float" table:style-name="ce34" office:value="388" office:value-type="float">
            <text:p>388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2:value-type="float" table:style-name="ce25" office:value="273" office:value-type="float">
            <text:p>273</text:p>
          </table:table-cell>
          <table:table-cell ns42:value-type="float" table:style-name="ce34" office:value="295" office:value-type="float">
            <text:p>295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35" office:value-type="float">
            <text:p>35</text:p>
          </table:table-cell>
          <table:table-cell table:formula="of:=SUM([.E26:.G26])" ns42:value-type="float" table:style-name="ce39" office:value-type="float" office:value="821">
            <text:p>821</text:p>
          </table:table-cell>
          <table:table-cell ns42:value-type="float" table:style-name="ce34" office:value="496" office:value-type="float">
            <text:p>496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65" office:value-type="float">
            <text:p>65</text:p>
          </table:table-cell>
          <table:table-cell table:formula="of:=SUM([.I26:.K26])" ns42:value-type="float" table:style-name="ce39" office:value-type="float" office:value="827">
            <text:p>827</text:p>
          </table:table-cell>
          <table:table-cell table:formula="of:=SUM([.L26];[.H26])" ns42:value-type="float" table:style-name="ce39" office:value-type="float" office:value="1648">
            <text:p>1648</text:p>
          </table:table-cell>
          <table:table-cell ns42:value-type="float" table:style-name="ce34" office:value="1575" office:value-type="float">
            <text:p>1575</text:p>
          </table:table-cell>
          <table:table-cell ns42:value-type="float" table:style-name="ce34" office:value="67" office:value-type="float">
            <text:p>67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2:value-type="float" table:style-name="ce25" office:value="726" office:value-type="float">
            <text:p>726</text:p>
          </table:table-cell>
          <table:table-cell ns42:value-type="float" table:style-name="ce34" office:value="860" office:value-type="float">
            <text:p>860</text:p>
          </table:table-cell>
          <table:table-cell ns42:value-type="float" table:style-name="ce34" office:value="1492" office:value-type="float">
            <text:p>1492</text:p>
          </table:table-cell>
          <table:table-cell ns42:value-type="float" table:style-name="ce34" office:value="726" office:value-type="float">
            <text:p>726</text:p>
          </table:table-cell>
          <table:table-cell ns42:value-type="float" table:style-name="ce34" office:value="115" office:value-type="float">
            <text:p>115</text:p>
          </table:table-cell>
          <table:table-cell table:formula="of:=SUM([.E27:.G27])" ns42:value-type="float" table:style-name="ce39" office:value-type="float" office:value="2333">
            <text:p>2333</text:p>
          </table:table-cell>
          <table:table-cell ns42:value-type="float" table:style-name="ce34" office:value="1284" office:value-type="float">
            <text:p>1284</text:p>
          </table:table-cell>
          <table:table-cell ns42:value-type="float" table:style-name="ce34" office:value="721" office:value-type="float">
            <text:p>721</text:p>
          </table:table-cell>
          <table:table-cell ns42:value-type="float" table:style-name="ce34" office:value="180" office:value-type="float">
            <text:p>180</text:p>
          </table:table-cell>
          <table:table-cell table:formula="of:=SUM([.I27:.K27])" ns42:value-type="float" table:style-name="ce39" office:value-type="float" office:value="2185">
            <text:p>2185</text:p>
          </table:table-cell>
          <table:table-cell table:formula="of:=SUM([.L27];[.H27])" ns42:value-type="float" table:style-name="ce39" office:value-type="float" office:value="4518">
            <text:p>4518</text:p>
          </table:table-cell>
          <table:table-cell ns42:value-type="float" table:style-name="ce34" office:value="1004" office:value-type="float">
            <text:p>1004</text:p>
          </table:table-cell>
          <table:table-cell ns42:value-type="float" table:style-name="ce34" office:value="3476" office:value-type="float">
            <text:p>3476</text:p>
          </table:table-cell>
          <table:table-cell ns42:value-type="float" table:style-name="ce34" office:value="33" office:value-type="float">
            <text:p>33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2:value-type="float" table:style-name="ce25" office:value="369" office:value-type="float">
            <text:p>369</text:p>
          </table:table-cell>
          <table:table-cell ns42:value-type="float" table:style-name="ce34" office:value="405" office:value-type="float">
            <text:p>405</text:p>
          </table:table-cell>
          <table:table-cell ns42:value-type="float" table:style-name="ce34" office:value="667" office:value-type="float">
            <text:p>667</text:p>
          </table:table-cell>
          <table:table-cell ns42:value-type="float" table:style-name="ce34" office:value="352" office:value-type="float">
            <text:p>352</text:p>
          </table:table-cell>
          <table:table-cell ns42:value-type="float" table:style-name="ce34" office:value="70" office:value-type="float">
            <text:p>70</text:p>
          </table:table-cell>
          <table:table-cell table:formula="of:=SUM([.E28:.G28])" ns42:value-type="float" table:style-name="ce39" office:value-type="float" office:value="1089">
            <text:p>1089</text:p>
          </table:table-cell>
          <table:table-cell ns42:value-type="float" table:style-name="ce34" office:value="618" office:value-type="float">
            <text:p>618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98" office:value-type="float">
            <text:p>98</text:p>
          </table:table-cell>
          <table:table-cell table:formula="of:=SUM([.I28:.K28])" ns42:value-type="float" table:style-name="ce39" office:value-type="float" office:value="1062">
            <text:p>1062</text:p>
          </table:table-cell>
          <table:table-cell table:formula="of:=SUM([.L28];[.H28])" ns42:value-type="float" table:style-name="ce39" office:value-type="float" office:value="2151">
            <text:p>2151</text:p>
          </table:table-cell>
          <table:table-cell ns42:value-type="float" table:style-name="ce34" office:value="2145" office:value-type="float">
            <text:p>2145</text:p>
          </table:table-cell>
          <table:table-cell table:style-name="ce34"/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25" office:value="163" office:value-type="float">
            <text:p>163</text:p>
          </table:table-cell>
          <table:table-cell ns42:value-type="float" table:style-name="ce34" office:value="197" office:value-type="float">
            <text:p>197</text:p>
          </table:table-cell>
          <table:table-cell ns42:value-type="float" table:style-name="ce34" office:value="277" office:value-type="float">
            <text:p>277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28" office:value-type="float">
            <text:p>28</text:p>
          </table:table-cell>
          <table:table-cell table:formula="of:=SUM([.E29:.G29])" ns42:value-type="float" table:style-name="ce39" office:value-type="float" office:value="455">
            <text:p>455</text:p>
          </table:table-cell>
          <table:table-cell ns42:value-type="float" table:style-name="ce34" office:value="269" office:value-type="float">
            <text:p>269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36" office:value-type="float">
            <text:p>36</text:p>
          </table:table-cell>
          <table:table-cell table:formula="of:=SUM([.I29:.K29])" ns42:value-type="float" table:style-name="ce39" office:value-type="float" office:value="455">
            <text:p>455</text:p>
          </table:table-cell>
          <table:table-cell table:formula="of:=SUM([.L29];[.H29])" ns42:value-type="float" table:style-name="ce39" office:value-type="float" office:value="910">
            <text:p>910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590" office:value-type="float">
            <text:p>590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56" office:value-type="float">
            <text:p>556</text:p>
          </table:table-cell>
          <table:table-cell ns42:value-type="float" table:style-name="ce34" office:value="52" office:value-type="float">
            <text:p>52</text:p>
          </table:table-cell>
          <table:table-cell table:formula="of:=SUM([.E30:.G30])" ns42:value-type="float" table:style-name="ce39" office:value-type="float" office:value="1746">
            <text:p>1746</text:p>
          </table:table-cell>
          <table:table-cell ns42:value-type="float" table:style-name="ce34" office:value="933" office:value-type="float">
            <text:p>933</text:p>
          </table:table-cell>
          <table:table-cell ns42:value-type="float" table:style-name="ce34" office:value="558" office:value-type="float">
            <text:p>558</text:p>
          </table:table-cell>
          <table:table-cell ns42:value-type="float" table:style-name="ce34" office:value="76" office:value-type="float">
            <text:p>76</text:p>
          </table:table-cell>
          <table:table-cell table:formula="of:=SUM([.I30:.K30])" ns42:value-type="float" table:style-name="ce39" office:value-type="float" office:value="1567">
            <text:p>1567</text:p>
          </table:table-cell>
          <table:table-cell table:formula="of:=SUM([.L30];[.H30])" ns42:value-type="float" table:style-name="ce39" office:value-type="float" office:value="3313">
            <text:p>3313</text:p>
          </table:table-cell>
          <table:table-cell ns42:value-type="float" table:style-name="ce34" office:value="2824" office:value-type="float">
            <text:p>2824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11" office:value-type="float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2:value-type="float" table:style-name="ce25" office:value="323" office:value-type="float">
            <text:p>323</text:p>
          </table:table-cell>
          <table:table-cell ns42:value-type="float" table:style-name="ce34" office:value="380" office:value-type="float">
            <text:p>380</text:p>
          </table:table-cell>
          <table:table-cell ns42:value-type="float" table:style-name="ce34" office:value="628" office:value-type="float">
            <text:p>628</text:p>
          </table:table-cell>
          <table:table-cell ns42:value-type="float" table:style-name="ce34" office:value="285" office:value-type="float">
            <text:p>285</text:p>
          </table:table-cell>
          <table:table-cell ns42:value-type="float" table:style-name="ce34" office:value="40" office:value-type="float">
            <text:p>40</text:p>
          </table:table-cell>
          <table:table-cell table:formula="of:=SUM([.E31:.G31])" ns42:value-type="float" table:style-name="ce39" office:value-type="float" office:value="953">
            <text:p>953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94" office:value-type="float">
            <text:p>94</text:p>
          </table:table-cell>
          <table:table-cell table:formula="of:=SUM([.I31:.K31])" ns42:value-type="float" table:style-name="ce39" office:value-type="float" office:value="918">
            <text:p>918</text:p>
          </table:table-cell>
          <table:table-cell table:formula="of:=SUM([.L31];[.H31])" ns42:value-type="float" table:style-name="ce39" office:value-type="float" office:value="1871">
            <text:p>1871</text:p>
          </table:table-cell>
          <table:table-cell ns42:value-type="float" table:style-name="ce34" office:value="1719" office:value-type="float">
            <text:p>1719</text:p>
          </table:table-cell>
          <table:table-cell ns42:value-type="float" table:style-name="ce34" office:value="112" office:value-type="float">
            <text:p>112</text:p>
          </table:table-cell>
          <table:table-cell ns42:value-type="float" table:style-name="ce34" office:value="40" office:value-type="float">
            <text:p>4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2:value-type="float" table:style-name="ce25" office:value="310" office:value-type="float">
            <text:p>310</text:p>
          </table:table-cell>
          <table:table-cell ns42:value-type="float" table:style-name="ce34" office:value="313" office:value-type="float">
            <text:p>313</text:p>
          </table:table-cell>
          <table:table-cell ns42:value-type="float" table:style-name="ce34" office:value="570" office:value-type="float">
            <text:p>570</text:p>
          </table:table-cell>
          <table:table-cell ns42:value-type="float" table:style-name="ce34" office:value="259" office:value-type="float">
            <text:p>259</text:p>
          </table:table-cell>
          <table:table-cell ns42:value-type="float" table:style-name="ce34" office:value="43" office:value-type="float">
            <text:p>43</text:p>
          </table:table-cell>
          <table:table-cell table:formula="of:=SUM([.E32:.G32])" ns42:value-type="float" table:style-name="ce39" office:value-type="float" office:value="872">
            <text:p>872</text:p>
          </table:table-cell>
          <table:table-cell ns42:value-type="float" table:style-name="ce34" office:value="467" office:value-type="float">
            <text:p>467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70" office:value-type="float">
            <text:p>70</text:p>
          </table:table-cell>
          <table:table-cell table:formula="of:=SUM([.I32:.K32])" ns42:value-type="float" table:style-name="ce39" office:value-type="float" office:value="799">
            <text:p>799</text:p>
          </table:table-cell>
          <table:table-cell table:formula="of:=SUM([.L32];[.H32])" ns42:value-type="float" table:style-name="ce39" office:value-type="float" office:value="1671">
            <text:p>1671</text:p>
          </table:table-cell>
          <table:table-cell ns42:value-type="float" table:style-name="ce34" office:value="855" office:value-type="float">
            <text:p>855</text:p>
          </table:table-cell>
          <table:table-cell ns42:value-type="float" table:style-name="ce34" office:value="814" office:value-type="float">
            <text:p>814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2:value-type="float" table:style-name="ce25" office:value="601" office:value-type="float">
            <text:p>601</text:p>
          </table:table-cell>
          <table:table-cell ns42:value-type="float" table:style-name="ce34" office:value="627" office:value-type="float">
            <text:p>627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621" office:value-type="float">
            <text:p>621</text:p>
          </table:table-cell>
          <table:table-cell ns42:value-type="float" table:style-name="ce34" office:value="75" office:value-type="float">
            <text:p>75</text:p>
          </table:table-cell>
          <table:table-cell table:formula="of:=SUM([.E33:.G33])" ns42:value-type="float" table:style-name="ce39" office:value-type="float" office:value="1795">
            <text:p>1795</text:p>
          </table:table-cell>
          <table:table-cell ns42:value-type="float" table:style-name="ce34" office:value="1000" office:value-type="float">
            <text:p>1000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50" office:value-type="float">
            <text:p>150</text:p>
          </table:table-cell>
          <table:table-cell table:formula="of:=SUM([.I33:.K33])" ns42:value-type="float" table:style-name="ce39" office:value-type="float" office:value="1776">
            <text:p>1776</text:p>
          </table:table-cell>
          <table:table-cell table:formula="of:=SUM([.L33];[.H33])" ns42:value-type="float" table:style-name="ce39" office:value-type="float" office:value="3571">
            <text:p>3571</text:p>
          </table:table-cell>
          <table:table-cell ns42:value-type="float" table:style-name="ce34" office:value="2469" office:value-type="float">
            <text:p>2469</text:p>
          </table:table-cell>
          <table:table-cell ns42:value-type="float" table:style-name="ce34" office:value="1081" office:value-type="float">
            <text:p>1081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4" office:value-type="float">
            <text:p>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2:value-type="float" table:style-name="ce25" office:value="529" office:value-type="float">
            <text:p>529</text:p>
          </table:table-cell>
          <table:table-cell ns42:value-type="float" table:style-name="ce34" office:value="647" office:value-type="float">
            <text:p>647</text:p>
          </table:table-cell>
          <table:table-cell ns42:value-type="float" table:style-name="ce34" office:value="1133" office:value-type="float">
            <text:p>1133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90" office:value-type="float">
            <text:p>90</text:p>
          </table:table-cell>
          <table:table-cell table:formula="of:=SUM([.E34:.G34])" ns42:value-type="float" table:style-name="ce39" office:value-type="float" office:value="1763">
            <text:p>1763</text:p>
          </table:table-cell>
          <table:table-cell ns42:value-type="float" table:style-name="ce34" office:value="1108" office:value-type="float">
            <text:p>1108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153" office:value-type="float">
            <text:p>153</text:p>
          </table:table-cell>
          <table:table-cell table:formula="of:=SUM([.I34:.K34])" ns42:value-type="float" table:style-name="ce39" office:value-type="float" office:value="1798">
            <text:p>1798</text:p>
          </table:table-cell>
          <table:table-cell table:formula="of:=SUM([.L34];[.H34])" ns42:value-type="float" table:style-name="ce39" office:value-type="float" office:value="3561">
            <text:p>3561</text:p>
          </table:table-cell>
          <table:table-cell ns42:value-type="float" table:style-name="ce34" office:value="1547" office:value-type="float">
            <text:p>1547</text:p>
          </table:table-cell>
          <table:table-cell ns42:value-type="float" table:style-name="ce34" office:value="1977" office:value-type="float">
            <text:p>1977</text:p>
          </table:table-cell>
          <table:table-cell ns42:value-type="float" table:style-name="ce34" office:value="37" office:value-type="float">
            <text:p>3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2:value-type="float" table:style-name="ce25" office:value="436" office:value-type="float">
            <text:p>436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46" office:value-type="float">
            <text:p>846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65" office:value-type="float">
            <text:p>65</text:p>
          </table:table-cell>
          <table:table-cell table:formula="of:=SUM([.E35:.G35])" ns42:value-type="float" table:style-name="ce39" office:value-type="float" office:value="1357">
            <text:p>1357</text:p>
          </table:table-cell>
          <table:table-cell ns42:value-type="float" table:style-name="ce34" office:value="735" office:value-type="float">
            <text:p>735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81" office:value-type="float">
            <text:p>81</text:p>
          </table:table-cell>
          <table:table-cell table:formula="of:=SUM([.I35:.K35])" ns42:value-type="float" table:style-name="ce39" office:value-type="float" office:value="1262">
            <text:p>1262</text:p>
          </table:table-cell>
          <table:table-cell table:formula="of:=SUM([.L35];[.H35])" ns42:value-type="float" table:style-name="ce39" office:value-type="float" office:value="2619">
            <text:p>2619</text:p>
          </table:table-cell>
          <table:table-cell ns42:value-type="float" table:style-name="ce34" office:value="2486" office:value-type="float">
            <text:p>2486</text:p>
          </table:table-cell>
          <table:table-cell ns42:value-type="float" table:style-name="ce34" office:value="123" office:value-type="float">
            <text:p>12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2:value-type="float" table:style-name="ce25" office:value="85" office:value-type="float">
            <text:p>85</text:p>
          </table:table-cell>
          <table:table-cell ns42:value-type="float" table:style-name="ce34" office:value="89" office:value-type="float">
            <text:p>89</text:p>
          </table:table-cell>
          <table:table-cell ns42:value-type="float" table:style-name="ce34" office:value="172" office:value-type="float">
            <text:p>172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E36:.G36])" ns42:value-type="float" table:style-name="ce39" office:value-type="float" office:value="254">
            <text:p>254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I36:.K36])" ns42:value-type="float" table:style-name="ce39" office:value-type="float" office:value="245">
            <text:p>245</text:p>
          </table:table-cell>
          <table:table-cell table:formula="of:=SUM([.L36];[.H36])" ns42:value-type="float" table:style-name="ce39" office:value-type="float" office:value="499">
            <text:p>499</text:p>
          </table:table-cell>
          <table:table-cell ns42:value-type="float" table:style-name="ce34" office:value="499" office:value-type="float">
            <text:p>499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2:value-type="float" table:style-name="ce25" office:value="159" office:value-type="float">
            <text:p>159</text:p>
          </table:table-cell>
          <table:table-cell ns42:value-type="float" table:style-name="ce34" office:value="188" office:value-type="float">
            <text:p>188</text:p>
          </table:table-cell>
          <table:table-cell ns42:value-type="float" table:style-name="ce34" office:value="291" office:value-type="float">
            <text:p>291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19" office:value-type="float">
            <text:p>19</text:p>
          </table:table-cell>
          <table:table-cell table:formula="of:=SUM([.E37:.G37])" ns42:value-type="float" table:style-name="ce39" office:value-type="float" office:value="437">
            <text:p>43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46" office:value-type="float">
            <text:p>46</text:p>
          </table:table-cell>
          <table:table-cell table:formula="of:=SUM([.I37:.K37])" ns42:value-type="float" table:style-name="ce39" office:value-type="float" office:value="433">
            <text:p>433</text:p>
          </table:table-cell>
          <table:table-cell table:formula="of:=SUM([.L37];[.H37])" ns42:value-type="float" table:style-name="ce39" office:value-type="float" office:value="870">
            <text:p>870</text:p>
          </table:table-cell>
          <table:table-cell ns42:value-type="float" table:style-name="ce34" office:value="695" office:value-type="float">
            <text:p>695</text:p>
          </table:table-cell>
          <table:table-cell ns42:value-type="float" table:style-name="ce34" office:value="160" office:value-type="float">
            <text:p>160</text:p>
          </table:table-cell>
          <table:table-cell ns42:value-type="float" table:style-name="ce34" office:value="14" office:value-type="float">
            <text:p>14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2:value-type="float" table:style-name="ce25" office:value="1229" office:value-type="float">
            <text:p>1229</text:p>
          </table:table-cell>
          <table:table-cell ns42:value-type="float" table:style-name="ce34" office:value="1229" office:value-type="float">
            <text:p>1229</text:p>
          </table:table-cell>
          <table:table-cell ns42:value-type="float" table:style-name="ce34" office:value="2430" office:value-type="float">
            <text:p>2430</text:p>
          </table:table-cell>
          <table:table-cell ns42:value-type="float" table:style-name="ce34" office:value="1168" office:value-type="float">
            <text:p>1168</text:p>
          </table:table-cell>
          <table:table-cell ns42:value-type="float" table:style-name="ce34" office:value="160" office:value-type="float">
            <text:p>160</text:p>
          </table:table-cell>
          <table:table-cell table:formula="of:=SUM([.E38:.G38])" ns42:value-type="float" table:style-name="ce39" office:value-type="float" office:value="3758">
            <text:p>3758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1140" office:value-type="float">
            <text:p>1140</text:p>
          </table:table-cell>
          <table:table-cell ns42:value-type="float" table:style-name="ce34" office:value="221" office:value-type="float">
            <text:p>221</text:p>
          </table:table-cell>
          <table:table-cell table:formula="of:=SUM([.I38:.K38])" ns42:value-type="float" table:style-name="ce39" office:value-type="float" office:value="3549">
            <text:p>3549</text:p>
          </table:table-cell>
          <table:table-cell table:formula="of:=SUM([.L38];[.H38])" ns42:value-type="float" table:style-name="ce39" office:value-type="float" office:value="7307">
            <text:p>7307</text:p>
          </table:table-cell>
          <table:table-cell ns42:value-type="float" table:style-name="ce34" office:value="4970" office:value-type="float">
            <text:p>4970</text:p>
          </table:table-cell>
          <table:table-cell ns42:value-type="float" table:style-name="ce34" office:value="2329" office:value-type="float">
            <text:p>2329</text:p>
          </table:table-cell>
          <table:table-cell ns42:value-type="float" table:style-name="ce34" office:value="7" office:value-type="float">
            <text:p>7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2:value-type="float" table:style-name="ce25" office:value="752" office:value-type="float">
            <text:p>752</text:p>
          </table:table-cell>
          <table:table-cell ns42:value-type="float" table:style-name="ce34" office:value="782" office:value-type="float">
            <text:p>782</text:p>
          </table:table-cell>
          <table:table-cell ns42:value-type="float" table:style-name="ce34" office:value="1512" office:value-type="float">
            <text:p>1512</text:p>
          </table:table-cell>
          <table:table-cell ns42:value-type="float" table:style-name="ce34" office:value="705" office:value-type="float">
            <text:p>705</text:p>
          </table:table-cell>
          <table:table-cell ns42:value-type="float" table:style-name="ce34" office:value="82" office:value-type="float">
            <text:p>82</text:p>
          </table:table-cell>
          <table:table-cell table:formula="of:=SUM([.E39:.G39])" ns42:value-type="float" table:style-name="ce39" office:value-type="float" office:value="2299">
            <text:p>2299</text:p>
          </table:table-cell>
          <table:table-cell ns42:value-type="float" table:style-name="ce34" office:value="1392" office:value-type="float">
            <text:p>1392</text:p>
          </table:table-cell>
          <table:table-cell ns42:value-type="float" table:style-name="ce34" office:value="701" office:value-type="float">
            <text:p>701</text:p>
          </table:table-cell>
          <table:table-cell ns42:value-type="float" table:style-name="ce34" office:value="147" office:value-type="float">
            <text:p>147</text:p>
          </table:table-cell>
          <table:table-cell table:formula="of:=SUM([.I39:.K39])" ns42:value-type="float" table:style-name="ce39" office:value-type="float" office:value="2240">
            <text:p>2240</text:p>
          </table:table-cell>
          <table:table-cell table:formula="of:=SUM([.L39];[.H39])" ns42:value-type="float" table:style-name="ce39" office:value-type="float" office:value="4539">
            <text:p>4539</text:p>
          </table:table-cell>
          <table:table-cell ns42:value-type="float" table:style-name="ce34" office:value="257" office:value-type="float">
            <text:p>257</text:p>
          </table:table-cell>
          <table:table-cell ns42:value-type="float" table:style-name="ce34" office:value="4254" office:value-type="float">
            <text:p>4254</text:p>
          </table:table-cell>
          <table:table-cell ns42:value-type="float" table:style-name="ce34" office:value="28" office:value-type="float">
            <text:p>2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2:value-type="float" table:style-name="ce25" office:value="543" office:value-type="float">
            <text:p>543</text:p>
          </table:table-cell>
          <table:table-cell ns42:value-type="float" table:style-name="ce34" office:value="560" office:value-type="float">
            <text:p>56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509" office:value-type="float">
            <text:p>509</text:p>
          </table:table-cell>
          <table:table-cell ns42:value-type="float" table:style-name="ce34" office:value="80" office:value-type="float">
            <text:p>80</text:p>
          </table:table-cell>
          <table:table-cell table:formula="of:=SUM([.E40:.G40])" ns42:value-type="float" table:style-name="ce39" office:value-type="float" office:value="1733">
            <text:p>1733</text:p>
          </table:table-cell>
          <table:table-cell ns42:value-type="float" table:style-name="ce34" office:value="939" office:value-type="float">
            <text:p>939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120" office:value-type="float">
            <text:p>120</text:p>
          </table:table-cell>
          <table:table-cell table:formula="of:=SUM([.I40:.K40])" ns42:value-type="float" table:style-name="ce39" office:value-type="float" office:value="1566">
            <text:p>1566</text:p>
          </table:table-cell>
          <table:table-cell table:formula="of:=SUM([.L40];[.H40])" ns42:value-type="float" table:style-name="ce39" office:value-type="float" office:value="3299">
            <text:p>3299</text:p>
          </table:table-cell>
          <table:table-cell ns42:value-type="float" table:style-name="ce34" office:value="3008" office:value-type="float">
            <text:p>3008</text:p>
          </table:table-cell>
          <table:table-cell ns42:value-type="float" table:style-name="ce34" office:value="288" office:value-type="float">
            <text:p>288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2:value-type="float" table:style-name="ce25" office:value="270" office:value-type="float">
            <text:p>270</text:p>
          </table:table-cell>
          <table:table-cell ns42:value-type="float" table:style-name="ce34" office:value="321" office:value-type="float">
            <text:p>321</text:p>
          </table:table-cell>
          <table:table-cell ns42:value-type="float" table:style-name="ce34" office:value="582" office:value-type="float">
            <text:p>582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27" office:value-type="float">
            <text:p>27</text:p>
          </table:table-cell>
          <table:table-cell table:formula="of:=SUM([.E41:.G41])" ns42:value-type="float" table:style-name="ce39" office:value-type="float" office:value="898">
            <text:p>898</text:p>
          </table:table-cell>
          <table:table-cell ns42:value-type="float" table:style-name="ce34" office:value="479" office:value-type="float">
            <text:p>479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37" office:value-type="float">
            <text:p>37</text:p>
          </table:table-cell>
          <table:table-cell table:formula="of:=SUM([.I41:.K41])" ns42:value-type="float" table:style-name="ce39" office:value-type="float" office:value="805">
            <text:p>805</text:p>
          </table:table-cell>
          <table:table-cell table:formula="of:=SUM([.L41];[.H41])" ns42:value-type="float" table:style-name="ce39" office:value-type="float" office:value="1703">
            <text:p>1703</text:p>
          </table:table-cell>
          <table:table-cell ns42:value-type="float" table:style-name="ce34" office:value="1698" office:value-type="float">
            <text:p>1698</text:p>
          </table:table-cell>
          <table:table-cell ns42:value-type="float" table:style-name="ce34" office:value="5" office:value-type="float">
            <text:p>5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2:value-type="float" table:style-name="ce25" office:value="387" office:value-type="float">
            <text:p>387</text:p>
          </table:table-cell>
          <table:table-cell ns42:value-type="float" table:style-name="ce34" office:value="445" office:value-type="float">
            <text:p>445</text:p>
          </table:table-cell>
          <table:table-cell ns42:value-type="float" table:style-name="ce34" office:value="591" office:value-type="float">
            <text:p>591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39" office:value-type="float">
            <text:p>39</text:p>
          </table:table-cell>
          <table:table-cell table:formula="of:=SUM([.E42:.G42])" ns42:value-type="float" table:style-name="ce39" office:value-type="float" office:value="965">
            <text:p>965</text:p>
          </table:table-cell>
          <table:table-cell ns42:value-type="float" table:style-name="ce34" office:value="602" office:value-type="float">
            <text:p>602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81" office:value-type="float">
            <text:p>81</text:p>
          </table:table-cell>
          <table:table-cell table:formula="of:=SUM([.I42:.K42])" ns42:value-type="float" table:style-name="ce39" office:value-type="float" office:value="1018">
            <text:p>1018</text:p>
          </table:table-cell>
          <table:table-cell table:formula="of:=SUM([.L42];[.H42])" ns42:value-type="float" table:style-name="ce39" office:value-type="float" office:value="1983">
            <text:p>1983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2:value-type="float" table:style-name="ce25" office:value="474" office:value-type="float">
            <text:p>47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899" office:value-type="float">
            <text:p>899</text:p>
          </table:table-cell>
          <table:table-cell ns42:value-type="float" table:style-name="ce34" office:value="435" office:value-type="float">
            <text:p>435</text:p>
          </table:table-cell>
          <table:table-cell ns42:value-type="float" table:style-name="ce34" office:value="45" office:value-type="float">
            <text:p>45</text:p>
          </table:table-cell>
          <table:table-cell table:formula="of:=SUM([.E43:.G43])" ns42:value-type="float" table:style-name="ce39" office:value-type="float" office:value="1379">
            <text:p>1379</text:p>
          </table:table-cell>
          <table:table-cell ns42:value-type="float" table:style-name="ce34" office:value="911" office:value-type="float">
            <text:p>911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40" office:value-type="float">
            <text:p>140</text:p>
          </table:table-cell>
          <table:table-cell table:formula="of:=SUM([.I43:.K43])" ns42:value-type="float" table:style-name="ce39" office:value-type="float" office:value="1483">
            <text:p>1483</text:p>
          </table:table-cell>
          <table:table-cell table:formula="of:=SUM([.L43];[.H43])" ns42:value-type="float" table:style-name="ce39" office:value-type="float" office:value="2862">
            <text:p>2862</text:p>
          </table:table-cell>
          <table:table-cell ns42:value-type="float" table:style-name="ce34" office:value="416" office:value-type="float">
            <text:p>416</text:p>
          </table:table-cell>
          <table:table-cell ns42:value-type="float" table:style-name="ce34" office:value="2290" office:value-type="float">
            <text:p>2290</text:p>
          </table:table-cell>
          <table:table-cell ns42:value-type="float" table:style-name="ce34" office:value="101" office:value-type="float">
            <text:p>101</text:p>
          </table:table-cell>
          <table:table-cell ns42:value-type="float" table:style-name="ce34" office:value="55" office:value-type="float">
            <text:p>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657" office:value-type="float">
            <text:p>657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64" office:value-type="float">
            <text:p>564</text:p>
          </table:table-cell>
          <table:table-cell ns42:value-type="float" table:style-name="ce34" office:value="63" office:value-type="float">
            <text:p>63</text:p>
          </table:table-cell>
          <table:table-cell table:formula="of:=SUM([.E44:.G44])" ns42:value-type="float" table:style-name="ce39" office:value-type="float" office:value="1765">
            <text:p>1765</text:p>
          </table:table-cell>
          <table:table-cell ns42:value-type="float" table:style-name="ce34" office:value="1023" office:value-type="float">
            <text:p>1023</text:p>
          </table:table-cell>
          <table:table-cell ns42:value-type="float" table:style-name="ce34" office:value="568" office:value-type="float">
            <text:p>568</text:p>
          </table:table-cell>
          <table:table-cell ns42:value-type="float" table:style-name="ce34" office:value="114" office:value-type="float">
            <text:p>114</text:p>
          </table:table-cell>
          <table:table-cell table:formula="of:=SUM([.I44:.K44])" ns42:value-type="float" table:style-name="ce39" office:value-type="float" office:value="1705">
            <text:p>1705</text:p>
          </table:table-cell>
          <table:table-cell table:formula="of:=SUM([.L44];[.H44])" ns42:value-type="float" table:style-name="ce39" office:value-type="float" office:value="3470">
            <text:p>3470</text:p>
          </table:table-cell>
          <table:table-cell ns42:value-type="float" table:style-name="ce34" office:value="2336" office:value-type="float">
            <text:p>2336</text:p>
          </table:table-cell>
          <table:table-cell ns42:value-type="float" table:style-name="ce34" office:value="1128" office:value-type="float">
            <text:p>1128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25" office:value="192" office:value-type="float">
            <text:p>192</text:p>
          </table:table-cell>
          <table:table-cell ns42:value-type="float" table:style-name="ce34" office:value="312" office:value-type="float">
            <text:p>312</text:p>
          </table:table-cell>
          <table:table-cell ns42:value-type="float" table:style-name="ce34" office:value="921" office:value-type="float">
            <text:p>921</text:p>
          </table:table-cell>
          <table:table-cell ns42:value-type="float" table:style-name="ce34" office:value="409" office:value-type="float">
            <text:p>409</text:p>
          </table:table-cell>
          <table:table-cell ns42:value-type="float" table:style-name="ce34" office:value="150" office:value-type="float">
            <text:p>150</text:p>
          </table:table-cell>
          <table:table-cell table:formula="of:=SUM([.E45:.G45])" ns42:value-type="float" table:style-name="ce39" office:value-type="float" office:value="1480">
            <text:p>148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100" office:value-type="float">
            <text:p>100</text:p>
          </table:table-cell>
          <table:table-cell table:formula="of:=SUM([.I45:.K45])" ns42:value-type="float" table:style-name="ce39" office:value-type="float" office:value="1096">
            <text:p>1096</text:p>
          </table:table-cell>
          <table:table-cell table:formula="of:=SUM([.L45];[.H45])" ns42:value-type="float" table:style-name="ce39" office:value-type="float" office:value="2576">
            <text:p>2576</text:p>
          </table:table-cell>
          <table:table-cell ns42:value-type="float" table:style-name="ce34" office:value="1960" office:value-type="float">
            <text:p>1960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45" office:value-type="float">
            <text:p>45</text:p>
          </table:table-cell>
          <table:table-cell ns42:value-type="float" table:style-name="ce34" office:value="61" office:value-type="float">
            <text:p>6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25" office:value="316" office:value-type="float">
            <text:p>316</text:p>
          </table:table-cell>
          <table:table-cell ns42:value-type="float" table:style-name="ce34" office:value="345" office:value-type="float">
            <text:p>345</text:p>
          </table:table-cell>
          <table:table-cell ns42:value-type="float" table:style-name="ce34" office:value="689" office:value-type="float">
            <text:p>689</text:p>
          </table:table-cell>
          <table:table-cell ns42:value-type="float" table:style-name="ce34" office:value="325" office:value-type="float">
            <text:p>325</text:p>
          </table:table-cell>
          <table:table-cell ns42:value-type="float" table:style-name="ce34" office:value="46" office:value-type="float">
            <text:p>46</text:p>
          </table:table-cell>
          <table:table-cell table:formula="of:=SUM([.E46:.G46])" ns42:value-type="float" table:style-name="ce39" office:value-type="float" office:value="1060">
            <text:p>106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322" office:value-type="float">
            <text:p>322</text:p>
          </table:table-cell>
          <table:table-cell ns42:value-type="float" table:style-name="ce34" office:value="60" office:value-type="float">
            <text:p>60</text:p>
          </table:table-cell>
          <table:table-cell table:formula="of:=SUM([.I46:.K46])" ns42:value-type="float" table:style-name="ce39" office:value-type="float" office:value="1006">
            <text:p>1006</text:p>
          </table:table-cell>
          <table:table-cell table:formula="of:=SUM([.L46];[.H46])" ns42:value-type="float" table:style-name="ce39" office:value-type="float" office:value="2066">
            <text:p>2066</text:p>
          </table:table-cell>
          <table:table-cell ns42:value-type="float" table:style-name="ce34" office:value="1772" office:value-type="float">
            <text:p>1772</text:p>
          </table:table-cell>
          <table:table-cell ns42:value-type="float" table:style-name="ce34" office:value="294" office:value-type="float">
            <text:p>294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2:value-type="float" table:style-name="ce25" office:value="249" office:value-type="float">
            <text:p>249</text:p>
          </table:table-cell>
          <table:table-cell ns42:value-type="float" table:style-name="ce34" office:value="317" office:value-type="float">
            <text:p>31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29" office:value-type="float">
            <text:p>29</text:p>
          </table:table-cell>
          <table:table-cell table:formula="of:=SUM([.E47:.G47])" ns42:value-type="float" table:style-name="ce39" office:value-type="float" office:value="705">
            <text:p>705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59" office:value-type="float">
            <text:p>59</text:p>
          </table:table-cell>
          <table:table-cell table:formula="of:=SUM([.I47:.K47])" ns42:value-type="float" table:style-name="ce39" office:value-type="float" office:value="769">
            <text:p>769</text:p>
          </table:table-cell>
          <table:table-cell table:formula="of:=SUM([.L47];[.H47])" ns42:value-type="float" table:style-name="ce39" office:value-type="float" office:value="1474">
            <text:p>1474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994" office:value-type="float">
            <text:p>994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2:value-type="float" table:style-name="ce25" office:value="829" office:value-type="float">
            <text:p>829</text:p>
          </table:table-cell>
          <table:table-cell ns42:value-type="float" table:style-name="ce34" office:value="891" office:value-type="float">
            <text:p>891</text:p>
          </table:table-cell>
          <table:table-cell ns42:value-type="float" table:style-name="ce34" office:value="1668" office:value-type="float">
            <text:p>1668</text:p>
          </table:table-cell>
          <table:table-cell ns42:value-type="float" table:style-name="ce34" office:value="786" office:value-type="float">
            <text:p>786</text:p>
          </table:table-cell>
          <table:table-cell ns42:value-type="float" table:style-name="ce34" office:value="95" office:value-type="float">
            <text:p>95</text:p>
          </table:table-cell>
          <table:table-cell table:formula="of:=SUM([.E48:.G48])" ns42:value-type="float" table:style-name="ce39" office:value-type="float" office:value="2549">
            <text:p>2549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83" office:value-type="float">
            <text:p>783</text:p>
          </table:table-cell>
          <table:table-cell ns42:value-type="float" table:style-name="ce34" office:value="178" office:value-type="float">
            <text:p>178</text:p>
          </table:table-cell>
          <table:table-cell table:formula="of:=SUM([.I48:.K48])" ns42:value-type="float" table:style-name="ce39" office:value-type="float" office:value="2456">
            <text:p>2456</text:p>
          </table:table-cell>
          <table:table-cell table:formula="of:=SUM([.L48];[.H48])" ns42:value-type="float" table:style-name="ce39" office:value-type="float" office:value="5005">
            <text:p>5005</text:p>
          </table:table-cell>
          <table:table-cell ns42:value-type="float" table:style-name="ce34" office:value="1123" office:value-type="float">
            <text:p>1123</text:p>
          </table:table-cell>
          <table:table-cell ns42:value-type="float" table:style-name="ce34" office:value="3381" office:value-type="float">
            <text:p>3381</text:p>
          </table:table-cell>
          <table:table-cell ns42:value-type="float" table:style-name="ce34" office:value="30" office:value-type="float">
            <text:p>30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2:value-type="float" table:style-name="ce25" office:value="391" office:value-type="float">
            <text:p>391</text:p>
          </table:table-cell>
          <table:table-cell ns42:value-type="float" table:style-name="ce34" office:value="539" office:value-type="float">
            <text:p>539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456" office:value-type="float">
            <text:p>456</text:p>
          </table:table-cell>
          <table:table-cell ns42:value-type="float" table:style-name="ce34" office:value="81" office:value-type="float">
            <text:p>81</text:p>
          </table:table-cell>
          <table:table-cell table:formula="of:=SUM([.E49:.G49])" ns42:value-type="float" table:style-name="ce39" office:value-type="float" office:value="1409">
            <text:p>1409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455" office:value-type="float">
            <text:p>455</text:p>
          </table:table-cell>
          <table:table-cell ns42:value-type="float" table:style-name="ce34" office:value="78" office:value-type="float">
            <text:p>78</text:p>
          </table:table-cell>
          <table:table-cell table:formula="of:=SUM([.I49:.K49])" ns42:value-type="float" table:style-name="ce39" office:value-type="float" office:value="1282">
            <text:p>1282</text:p>
          </table:table-cell>
          <table:table-cell table:formula="of:=SUM([.L49];[.H49])" ns42:value-type="float" table:style-name="ce39" office:value-type="float" office:value="2691">
            <text:p>2691</text:p>
          </table:table-cell>
          <table:table-cell ns42:value-type="float" table:style-name="ce34" office:value="2064" office:value-type="float">
            <text:p>206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29" office:value-type="float">
            <text:p>29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2:value-type="float" table:style-name="ce25" office:value="148" office:value-type="float">
            <text:p>148</text:p>
          </table:table-cell>
          <table:table-cell ns42:value-type="float" table:style-name="ce34" office:value="144" office:value-type="float">
            <text:p>144</text:p>
          </table:table-cell>
          <table:table-cell ns42:value-type="float" table:style-name="ce34" office:value="217" office:value-type="float">
            <text:p>217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5" office:value-type="float">
            <text:p>25</text:p>
          </table:table-cell>
          <table:table-cell table:formula="of:=SUM([.E50:.G50])" ns42:value-type="float" table:style-name="ce39" office:value-type="float" office:value="364">
            <text:p>364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0" office:value-type="float">
            <text:p>20</text:p>
          </table:table-cell>
          <table:table-cell table:formula="of:=SUM([.I50:.K50])" ns42:value-type="float" table:style-name="ce39" office:value-type="float" office:value="331">
            <text:p>331</text:p>
          </table:table-cell>
          <table:table-cell table:formula="of:=SUM([.L50];[.H50])" ns42:value-type="float" table:style-name="ce39" office:value-type="float" office:value="695">
            <text:p>695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506" office:value-type="float">
            <text:p>50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2:value-type="float" table:style-name="ce25" office:value="680" office:value-type="float">
            <text:p>680</text:p>
          </table:table-cell>
          <table:table-cell ns42:value-type="float" table:style-name="ce34" office:value="745" office:value-type="float">
            <text:p>745</text:p>
          </table:table-cell>
          <table:table-cell ns42:value-type="float" table:style-name="ce34" office:value="1286" office:value-type="float">
            <text:p>1286</text:p>
          </table:table-cell>
          <table:table-cell ns42:value-type="float" table:style-name="ce34" office:value="690" office:value-type="float">
            <text:p>690</text:p>
          </table:table-cell>
          <table:table-cell ns42:value-type="float" table:style-name="ce34" office:value="75" office:value-type="float">
            <text:p>75</text:p>
          </table:table-cell>
          <table:table-cell table:formula="of:=SUM([.E51:.G51])" ns42:value-type="float" table:style-name="ce39" office:value-type="float" office:value="2051">
            <text:p>2051</text:p>
          </table:table-cell>
          <table:table-cell ns42:value-type="float" table:style-name="ce34" office:value="1197" office:value-type="float">
            <text:p>1197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21" office:value-type="float">
            <text:p>121</text:p>
          </table:table-cell>
          <table:table-cell table:formula="of:=SUM([.I51:.K51])" ns42:value-type="float" table:style-name="ce39" office:value-type="float" office:value="2003">
            <text:p>2003</text:p>
          </table:table-cell>
          <table:table-cell table:formula="of:=SUM([.L51];[.H51])" ns42:value-type="float" table:style-name="ce39" office:value-type="float" office:value="4054">
            <text:p>4054</text:p>
          </table:table-cell>
          <table:table-cell ns42:value-type="float" table:style-name="ce34" office:value="4041" office:value-type="float">
            <text:p>4041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2:value-type="float" table:style-name="ce25" office:value="622" office:value-type="float">
            <text:p>622</text:p>
          </table:table-cell>
          <table:table-cell ns42:value-type="float" table:style-name="ce34" office:value="651" office:value-type="float">
            <text:p>651</text:p>
          </table:table-cell>
          <table:table-cell ns42:value-type="float" table:style-name="ce34" office:value="1019" office:value-type="float">
            <text:p>1019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53" office:value-type="float">
            <text:p>53</text:p>
          </table:table-cell>
          <table:table-cell table:formula="of:=SUM([.E52:.G52])" ns42:value-type="float" table:style-name="ce39" office:value-type="float" office:value="1619">
            <text:p>1619</text:p>
          </table:table-cell>
          <table:table-cell ns42:value-type="float" table:style-name="ce34" office:value="990" office:value-type="float">
            <text:p>990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130" office:value-type="float">
            <text:p>130</text:p>
          </table:table-cell>
          <table:table-cell table:formula="of:=SUM([.I52:.K52])" ns42:value-type="float" table:style-name="ce39" office:value-type="float" office:value="1667">
            <text:p>1667</text:p>
          </table:table-cell>
          <table:table-cell table:formula="of:=SUM([.L52];[.H52])" ns42:value-type="float" table:style-name="ce39" office:value-type="float" office:value="3286">
            <text:p>3286</text:p>
          </table:table-cell>
          <table:table-cell ns42:value-type="float" table:style-name="ce34" office:value="2852" office:value-type="float">
            <text:p>2852</text:p>
          </table:table-cell>
          <table:table-cell ns42:value-type="float" table:style-name="ce34" office:value="293" office:value-type="float">
            <text:p>293</text:p>
          </table:table-cell>
          <table:table-cell ns42:value-type="float" table:style-name="ce34" office:value="141" office:value-type="float">
            <text:p>14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2:value-type="float" table:style-name="ce25" office:value="875" office:value-type="float">
            <text:p>875</text:p>
          </table:table-cell>
          <table:table-cell ns42:value-type="float" table:style-name="ce34" office:value="906" office:value-type="float">
            <text:p>906</text:p>
          </table:table-cell>
          <table:table-cell ns42:value-type="float" table:style-name="ce34" office:value="1630" office:value-type="float">
            <text:p>1630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60" office:value-type="float">
            <text:p>60</text:p>
          </table:table-cell>
          <table:table-cell table:formula="of:=SUM([.E53:.G53])" ns42:value-type="float" table:style-name="ce39" office:value-type="float" office:value="2438">
            <text:p>2438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124" office:value-type="float">
            <text:p>124</text:p>
          </table:table-cell>
          <table:table-cell table:formula="of:=SUM([.I53:.K53])" ns42:value-type="float" table:style-name="ce39" office:value-type="float" office:value="2211">
            <text:p>2211</text:p>
          </table:table-cell>
          <table:table-cell table:formula="of:=SUM([.L53];[.H53])" ns42:value-type="float" table:style-name="ce39" office:value-type="float" office:value="4649">
            <text:p>4649</text:p>
          </table:table-cell>
          <table:table-cell ns42:value-type="float" table:style-name="ce34" office:value="3887" office:value-type="float">
            <text:p>3887</text:p>
          </table:table-cell>
          <table:table-cell ns42:value-type="float" table:style-name="ce34" office:value="638" office:value-type="float">
            <text:p>638</text:p>
          </table:table-cell>
          <table:table-cell ns42:value-type="float" table:style-name="ce34" office:value="124" office:value-type="float">
            <text:p>12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2:value-type="float" table:style-name="ce25" office:value="865" office:value-type="float">
            <text:p>865</text:p>
          </table:table-cell>
          <table:table-cell ns42:value-type="float" table:style-name="ce34" office:value="928" office:value-type="float">
            <text:p>928</text:p>
          </table:table-cell>
          <table:table-cell ns42:value-type="float" table:style-name="ce34" office:value="1785" office:value-type="float">
            <text:p>1785</text:p>
          </table:table-cell>
          <table:table-cell ns42:value-type="float" table:style-name="ce34" office:value="698" office:value-type="float">
            <text:p>698</text:p>
          </table:table-cell>
          <table:table-cell ns42:value-type="float" table:style-name="ce34" office:value="95" office:value-type="float">
            <text:p>95</text:p>
          </table:table-cell>
          <table:table-cell table:formula="of:=SUM([.E54:.G54])" ns42:value-type="float" table:style-name="ce39" office:value-type="float" office:value="2578">
            <text:p>2578</text:p>
          </table:table-cell>
          <table:table-cell ns42:value-type="float" table:style-name="ce34" office:value="1680" office:value-type="float">
            <text:p>1680</text:p>
          </table:table-cell>
          <table:table-cell ns42:value-type="float" table:style-name="ce34" office:value="702" office:value-type="float">
            <text:p>702</text:p>
          </table:table-cell>
          <table:table-cell ns42:value-type="float" table:style-name="ce34" office:value="168" office:value-type="float">
            <text:p>168</text:p>
          </table:table-cell>
          <table:table-cell table:formula="of:=SUM([.I54:.K54])" ns42:value-type="float" table:style-name="ce39" office:value-type="float" office:value="2550">
            <text:p>2550</text:p>
          </table:table-cell>
          <table:table-cell table:formula="of:=SUM([.L54];[.H54])" ns42:value-type="float" table:style-name="ce39" office:value-type="float" office:value="5128">
            <text:p>5128</text:p>
          </table:table-cell>
          <table:table-cell ns42:value-type="float" table:style-name="ce34" office:value="134" office:value-type="float">
            <text:p>134</text:p>
          </table:table-cell>
          <table:table-cell ns42:value-type="float" table:style-name="ce34" office:value="4990" office:value-type="float">
            <text:p>4990</text:p>
          </table:table-cell>
          <table:table-cell ns42:value-type="float" table:style-name="ce34" office:value="4" office:value-type="float">
            <text:p>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5" office:value="235" office:value-type="float">
            <text:p>235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387" office:value-type="float">
            <text:p>38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28" office:value-type="float">
            <text:p>28</text:p>
          </table:table-cell>
          <table:table-cell table:formula="of:=SUM([.E55:.G55])" ns42:value-type="float" table:style-name="ce39" office:value-type="float" office:value="610">
            <text:p>610</text:p>
          </table:table-cell>
          <table:table-cell ns42:value-type="float" table:style-name="ce34" office:value="447" office:value-type="float">
            <text:p>44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66" office:value-type="float">
            <text:p>66</text:p>
          </table:table-cell>
          <table:table-cell table:formula="of:=SUM([.I55:.K55])" ns42:value-type="float" table:style-name="ce39" office:value-type="float" office:value="708">
            <text:p>708</text:p>
          </table:table-cell>
          <table:table-cell table:formula="of:=SUM([.L55];[.H55])" ns42:value-type="float" table:style-name="ce39" office:value-type="float" office:value="1318">
            <text:p>1318</text:p>
          </table:table-cell>
          <table:table-cell ns42:value-type="float" table:style-name="ce34" office:value="1206" office:value-type="float">
            <text:p>1206</text:p>
          </table:table-cell>
          <table:table-cell ns42:value-type="float" table:style-name="ce34" office:value="106" office:value-type="float">
            <text:p>106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48" office:value-type="float">
            <text:p>248</text:p>
          </table:table-cell>
          <table:table-cell ns42:value-type="float" table:style-name="ce34" office:value="27" office:value-type="float">
            <text:p>27</text:p>
          </table:table-cell>
          <table:table-cell table:formula="of:=SUM([.E56:.G56])" ns42:value-type="float" table:style-name="ce39" office:value-type="float" office:value="777">
            <text:p>77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46" office:value-type="float">
            <text:p>246</text:p>
          </table:table-cell>
          <table:table-cell ns42:value-type="float" table:style-name="ce34" office:value="41" office:value-type="float">
            <text:p>41</text:p>
          </table:table-cell>
          <table:table-cell table:formula="of:=SUM([.I56:.K56])" ns42:value-type="float" table:style-name="ce39" office:value-type="float" office:value="755">
            <text:p>755</text:p>
          </table:table-cell>
          <table:table-cell table:formula="of:=SUM([.L56];[.H56])" ns42:value-type="float" table:style-name="ce39" office:value-type="float" office:value="1532">
            <text:p>1532</text:p>
          </table:table-cell>
          <table:table-cell ns42:value-type="float" table:style-name="ce34" office:value="1490" office:value-type="float">
            <text:p>1490</text:p>
          </table:table-cell>
          <table:table-cell ns42:value-type="float" table:style-name="ce34" office:value="42" office:value-type="float">
            <text:p>4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2:value-type="float" table:style-name="ce25" office:value="437" office:value-type="float">
            <text:p>437</text:p>
          </table:table-cell>
          <table:table-cell ns42:value-type="float" table:style-name="ce34" office:value="548" office:value-type="float">
            <text:p>548</text:p>
          </table:table-cell>
          <table:table-cell ns42:value-type="float" table:style-name="ce34" office:value="920" office:value-type="float">
            <text:p>920</text:p>
          </table:table-cell>
          <table:table-cell ns42:value-type="float" table:style-name="ce34" office:value="461" office:value-type="float">
            <text:p>461</text:p>
          </table:table-cell>
          <table:table-cell ns42:value-type="float" table:style-name="ce34" office:value="65" office:value-type="float">
            <text:p>65</text:p>
          </table:table-cell>
          <table:table-cell table:formula="of:=SUM([.E57:.G57])" ns42:value-type="float" table:style-name="ce39" office:value-type="float" office:value="1446">
            <text:p>1446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99" office:value-type="float">
            <text:p>99</text:p>
          </table:table-cell>
          <table:table-cell table:formula="of:=SUM([.I57:.K57])" ns42:value-type="float" table:style-name="ce39" office:value-type="float" office:value="1447">
            <text:p>1447</text:p>
          </table:table-cell>
          <table:table-cell table:formula="of:=SUM([.L57];[.H57])" ns42:value-type="float" table:style-name="ce39" office:value-type="float" office:value="2893">
            <text:p>2893</text:p>
          </table:table-cell>
          <table:table-cell ns42:value-type="float" table:style-name="ce34" office:value="2525" office:value-type="float">
            <text:p>2525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2:value-type="float" table:style-name="ce25" office:value="330" office:value-type="float">
            <text:p>330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428" office:value-type="float">
            <text:p>428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22" office:value-type="float">
            <text:p>22</text:p>
          </table:table-cell>
          <table:table-cell table:formula="of:=SUM([.E58:.G58])" ns42:value-type="float" table:style-name="ce39" office:value-type="float" office:value="701">
            <text:p>701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56" office:value-type="float">
            <text:p>56</text:p>
          </table:table-cell>
          <table:table-cell table:formula="of:=SUM([.I58:.K58])" ns42:value-type="float" table:style-name="ce39" office:value-type="float" office:value="753">
            <text:p>753</text:p>
          </table:table-cell>
          <table:table-cell table:formula="of:=SUM([.L58];[.H58])" ns42:value-type="float" table:style-name="ce39" office:value-type="float" office:value="1454">
            <text:p>1454</text:p>
          </table:table-cell>
          <table:table-cell ns42:value-type="float" table:style-name="ce34" office:value="1448" office:value-type="float">
            <text:p>1448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2:value-type="float" table:style-name="ce25" office:value="942" office:value-type="float">
            <text:p>942</text:p>
          </table:table-cell>
          <table:table-cell ns42:value-type="float" table:style-name="ce34" office:value="948" office:value-type="float">
            <text:p>948</text:p>
          </table:table-cell>
          <table:table-cell ns42:value-type="float" table:style-name="ce34" office:value="1704" office:value-type="float">
            <text:p>1704</text:p>
          </table:table-cell>
          <table:table-cell ns42:value-type="float" table:style-name="ce34" office:value="751" office:value-type="float">
            <text:p>751</text:p>
          </table:table-cell>
          <table:table-cell ns42:value-type="float" table:style-name="ce34" office:value="94" office:value-type="float">
            <text:p>94</text:p>
          </table:table-cell>
          <table:table-cell table:formula="of:=SUM([.E59:.G59])" ns42:value-type="float" table:style-name="ce39" office:value-type="float" office:value="2549">
            <text:p>2549</text:p>
          </table:table-cell>
          <table:table-cell ns42:value-type="float" table:style-name="ce34" office:value="1641" office:value-type="float">
            <text:p>1641</text:p>
          </table:table-cell>
          <table:table-cell ns42:value-type="float" table:style-name="ce34" office:value="752" office:value-type="float">
            <text:p>752</text:p>
          </table:table-cell>
          <table:table-cell ns42:value-type="float" table:style-name="ce34" office:value="193" office:value-type="float">
            <text:p>193</text:p>
          </table:table-cell>
          <table:table-cell table:formula="of:=SUM([.I59:.K59])" ns42:value-type="float" table:style-name="ce39" office:value-type="float" office:value="2586">
            <text:p>2586</text:p>
          </table:table-cell>
          <table:table-cell table:formula="of:=SUM([.L59];[.H59])" ns42:value-type="float" table:style-name="ce39" office:value-type="float" office:value="5135">
            <text:p>5135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4972" office:value-type="float">
            <text:p>497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2:value-type="float" table:style-name="ce25" office:value="751" office:value-type="float">
            <text:p>751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1635" office:value-type="float">
            <text:p>1635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27" office:value-type="float">
            <text:p>127</text:p>
          </table:table-cell>
          <table:table-cell table:formula="of:=SUM([.E60:.G60])" ns42:value-type="float" table:style-name="ce39" office:value-type="float" office:value="2495">
            <text:p>2495</text:p>
          </table:table-cell>
          <table:table-cell ns42:value-type="float" table:style-name="ce34" office:value="1321" office:value-type="float">
            <text:p>1321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73" office:value-type="float">
            <text:p>173</text:p>
          </table:table-cell>
          <table:table-cell table:formula="of:=SUM([.I60:.K60])" ns42:value-type="float" table:style-name="ce39" office:value-type="float" office:value="2227">
            <text:p>2227</text:p>
          </table:table-cell>
          <table:table-cell table:formula="of:=SUM([.L60];[.H60])" ns42:value-type="float" table:style-name="ce39" office:value-type="float" office:value="4722">
            <text:p>4722</text:p>
          </table:table-cell>
          <table:table-cell ns42:value-type="float" table:style-name="ce34" office:value="3299" office:value-type="float">
            <text:p>3299</text:p>
          </table:table-cell>
          <table:table-cell ns42:value-type="float" table:style-name="ce34" office:value="1412" office:value-type="float">
            <text:p>1412</text:p>
          </table:table-cell>
          <table:table-cell ns42:value-type="float" table:style-name="ce34" office:value="11" office:value-type="float">
            <text:p>1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2:value-type="float" table:style-name="ce25" office:value="524" office:value-type="float">
            <text:p>524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512" office:value-type="float">
            <text:p>512</text:p>
          </table:table-cell>
          <table:table-cell ns42:value-type="float" table:style-name="ce34" office:value="72" office:value-type="float">
            <text:p>72</text:p>
          </table:table-cell>
          <table:table-cell table:formula="of:=SUM([.E61:.G61])" ns42:value-type="float" table:style-name="ce39" office:value-type="float" office:value="1683">
            <text:p>168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513" office:value-type="float">
            <text:p>513</text:p>
          </table:table-cell>
          <table:table-cell ns42:value-type="float" table:style-name="ce34" office:value="139" office:value-type="float">
            <text:p>139</text:p>
          </table:table-cell>
          <table:table-cell table:formula="of:=SUM([.I61:.K61])" ns42:value-type="float" table:style-name="ce39" office:value-type="float" office:value="1729">
            <text:p>1729</text:p>
          </table:table-cell>
          <table:table-cell table:formula="of:=SUM([.L61];[.H61])" ns42:value-type="float" table:style-name="ce39" office:value-type="float" office:value="3412">
            <text:p>3412</text:p>
          </table:table-cell>
          <table:table-cell ns42:value-type="float" table:style-name="ce34" office:value="2171" office:value-type="float">
            <text:p>2171</text:p>
          </table:table-cell>
          <table:table-cell ns42:value-type="float" table:style-name="ce34" office:value="1220" office:value-type="float">
            <text:p>1220</text:p>
          </table:table-cell>
          <table:table-cell ns42:value-type="float" table:style-name="ce34" office:value="21" office:value-type="float">
            <text:p>2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2:value-type="float" table:style-name="ce25" office:value="77" office:value-type="float">
            <text:p>77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47" office:value-type="float">
            <text:p>147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1" office:value-type="float">
            <text:p>11</text:p>
          </table:table-cell>
          <table:table-cell table:formula="of:=SUM([.E62:.G62])" ns42:value-type="float" table:style-name="ce39" office:value-type="float" office:value="228">
            <text:p>228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5" office:value-type="float">
            <text:p>15</text:p>
          </table:table-cell>
          <table:table-cell table:formula="of:=SUM([.I62:.K62])" ns42:value-type="float" table:style-name="ce39" office:value-type="float" office:value="207">
            <text:p>207</text:p>
          </table:table-cell>
          <table:table-cell table:formula="of:=SUM([.L62];[.H62])" ns42:value-type="float" table:style-name="ce39" office:value-type="float" office:value="435">
            <text:p>435</text:p>
          </table:table-cell>
          <table:table-cell ns42:value-type="float" table:style-name="ce34" office:value="426" office:value-type="float">
            <text:p>426</text:p>
          </table:table-cell>
          <table:table-cell ns42:value-type="float" table:style-name="ce34" office:value="9" office:value-type="float">
            <text:p>9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2:value-type="float" table:style-name="ce25" office:value="172" office:value-type="float">
            <text:p>172</text:p>
          </table:table-cell>
          <table:table-cell ns42:value-type="float" table:style-name="ce34" office:value="210" office:value-type="float">
            <text:p>210</text:p>
          </table:table-cell>
          <table:table-cell ns42:value-type="float" table:style-name="ce34" office:value="344" office:value-type="float">
            <text:p>344</text:p>
          </table:table-cell>
          <table:table-cell ns42:value-type="float" table:style-name="ce34" office:value="178" office:value-type="float">
            <text:p>178</text:p>
          </table:table-cell>
          <table:table-cell ns42:value-type="float" table:style-name="ce34" office:value="16" office:value-type="float">
            <text:p>16</text:p>
          </table:table-cell>
          <table:table-cell table:formula="of:=SUM([.E63:.G63])" ns42:value-type="float" table:style-name="ce39" office:value-type="float" office:value="538">
            <text:p>538</text:p>
          </table:table-cell>
          <table:table-cell ns42:value-type="float" table:style-name="ce34" office:value="376" office:value-type="float">
            <text:p>376</text:p>
          </table:table-cell>
          <table:table-cell ns42:value-type="float" table:style-name="ce34" office:value="180" office:value-type="float">
            <text:p>180</text:p>
          </table:table-cell>
          <table:table-cell ns42:value-type="float" table:style-name="ce34" office:value="38" office:value-type="float">
            <text:p>38</text:p>
          </table:table-cell>
          <table:table-cell table:formula="of:=SUM([.I63:.K63])" ns42:value-type="float" table:style-name="ce39" office:value-type="float" office:value="594">
            <text:p>594</text:p>
          </table:table-cell>
          <table:table-cell table:formula="of:=SUM([.L63];[.H63])" ns42:value-type="float" table:style-name="ce39" office:value-type="float" office:value="1132">
            <text:p>1132</text:p>
          </table:table-cell>
          <table:table-cell ns42:value-type="float" table:style-name="ce34" office:value="766" office:value-type="float">
            <text:p>766</text:p>
          </table:table-cell>
          <table:table-cell ns42:value-type="float" table:style-name="ce34" office:value="366" office:value-type="float">
            <text:p>36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2:value-type="float" table:style-name="ce25" office:value="94" office:value-type="float">
            <text:p>94</text:p>
          </table:table-cell>
          <table:table-cell ns42:value-type="float" table:style-name="ce34" office:value="118" office:value-type="float">
            <text:p>118</text:p>
          </table:table-cell>
          <table:table-cell ns42:value-type="float" table:style-name="ce34" office:value="233" office:value-type="float">
            <text:p>233</text:p>
          </table:table-cell>
          <table:table-cell ns42:value-type="float" table:style-name="ce34" office:value="105" office:value-type="float">
            <text:p>105</text:p>
          </table:table-cell>
          <table:table-cell ns42:value-type="float" table:style-name="ce34" office:value="6" office:value-type="float">
            <text:p>6</text:p>
          </table:table-cell>
          <table:table-cell table:formula="of:=SUM([.E64:.G64])" ns42:value-type="float" table:style-name="ce39" office:value-type="float" office:value="344">
            <text:p>344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12" office:value-type="float">
            <text:p>12</text:p>
          </table:table-cell>
          <table:table-cell table:formula="of:=SUM([.I64:.K64])" ns42:value-type="float" table:style-name="ce39" office:value-type="float" office:value="307">
            <text:p>307</text:p>
          </table:table-cell>
          <table:table-cell table:formula="of:=SUM([.L64];[.H64])" ns42:value-type="float" table:style-name="ce39" office:value-type="float" office:value="651">
            <text:p>651</text:p>
          </table:table-cell>
          <table:table-cell ns42:value-type="float" table:style-name="ce34" office:value="604" office:value-type="float">
            <text:p>604</text:p>
          </table:table-cell>
          <table:table-cell ns42:value-type="float" table:style-name="ce34" office:value="47" office:value-type="float">
            <text:p>47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2:value-type="float" table:style-name="ce25" office:value="587" office:value-type="float">
            <text:p>587</text:p>
          </table:table-cell>
          <table:table-cell ns42:value-type="float" table:style-name="ce34" office:value="788" office:value-type="float">
            <text:p>788</text:p>
          </table:table-cell>
          <table:table-cell ns42:value-type="float" table:style-name="ce34" office:value="1116" office:value-type="float">
            <text:p>1116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50" office:value-type="float">
            <text:p>50</text:p>
          </table:table-cell>
          <table:table-cell table:formula="of:=SUM([.E65:.G65])" ns42:value-type="float" table:style-name="ce39" office:value-type="float" office:value="1790">
            <text:p>1790</text:p>
          </table:table-cell>
          <table:table-cell ns42:value-type="float" table:style-name="ce34" office:value="1080" office:value-type="float">
            <text:p>108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156" office:value-type="float">
            <text:p>156</text:p>
          </table:table-cell>
          <table:table-cell table:formula="of:=SUM([.I65:.K65])" ns42:value-type="float" table:style-name="ce39" office:value-type="float" office:value="1860">
            <text:p>1860</text:p>
          </table:table-cell>
          <table:table-cell table:formula="of:=SUM([.L65];[.H65])" ns42:value-type="float" table:style-name="ce39" office:value-type="float" office:value="3650">
            <text:p>3650</text:p>
          </table:table-cell>
          <table:table-cell ns42:value-type="float" table:style-name="ce34" office:value="3579" office:value-type="float">
            <text:p>3579</text:p>
          </table:table-cell>
          <table:table-cell ns42:value-type="float" table:style-name="ce34" office:value="27" office:value-type="float">
            <text:p>27</text:p>
          </table:table-cell>
          <table:table-cell ns42:value-type="float" table:style-name="ce34" office:value="44" office:value-type="float">
            <text:p>4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2:value-type="float" table:style-name="ce25" office:value="613" office:value-type="float">
            <text:p>613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373" office:value-type="float">
            <text:p>1373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0" office:value-type="float">
            <text:p>70</text:p>
          </table:table-cell>
          <table:table-cell table:formula="of:=SUM([.E66:.G66])" ns42:value-type="float" table:style-name="ce39" office:value-type="float" office:value="2008">
            <text:p>2008</text:p>
          </table:table-cell>
          <table:table-cell ns42:value-type="float" table:style-name="ce34" office:value="1215" office:value-type="float">
            <text:p>1215</text:p>
          </table:table-cell>
          <table:table-cell ns42:value-type="float" table:style-name="ce34" office:value="569" office:value-type="float">
            <text:p>569</text:p>
          </table:table-cell>
          <table:table-cell ns42:value-type="float" table:style-name="ce34" office:value="108" office:value-type="float">
            <text:p>108</text:p>
          </table:table-cell>
          <table:table-cell table:formula="of:=SUM([.I66:.K66])" ns42:value-type="float" table:style-name="ce39" office:value-type="float" office:value="1892">
            <text:p>1892</text:p>
          </table:table-cell>
          <table:table-cell table:formula="of:=SUM([.L66];[.H66])" ns42:value-type="float" table:style-name="ce39" office:value-type="float" office:value="3900">
            <text:p>3900</text:p>
          </table:table-cell>
          <table:table-cell ns42:value-type="float" table:style-name="ce34" office:value="3024" office:value-type="float">
            <text:p>3024</text:p>
          </table:table-cell>
          <table:table-cell ns42:value-type="float" table:style-name="ce34" office:value="876" office:value-type="float">
            <text:p>87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2:value-type="float" table:style-name="ce26" office:value-type="float" office:value="25801">
            <text:p>25801</text:p>
          </table:table-cell>
          <table:table-cell table:formula="of:=SUM([.D8:.D65])" ns42:value-type="float" table:style-name="ce35" office:value-type="float" office:value="28928">
            <text:p>28928</text:p>
          </table:table-cell>
          <table:table-cell table:formula="of:=SUM([.E8:.E65])" ns42:value-type="float" table:style-name="ce35" office:value-type="float" office:value="50023">
            <text:p>50023</text:p>
          </table:table-cell>
          <table:table-cell table:formula="of:=SUM([.F8:.F65])" ns42:value-type="float" table:style-name="ce35" office:value-type="float" office:value="24545">
            <text:p>24545</text:p>
          </table:table-cell>
          <table:table-cell table:formula="of:=SUM([.G8:.G65])" ns42:value-type="float" table:style-name="ce35" office:value-type="float" office:value="3220">
            <text:p>3220</text:p>
          </table:table-cell>
          <table:table-cell table:formula="of:=SUM([.H8:.H65])" ns42:value-type="float" table:style-name="ce35" office:value-type="float" office:value="77788">
            <text:p>77788</text:p>
          </table:table-cell>
          <table:table-cell table:formula="of:=SUM([.I8:.I65])" ns42:value-type="float" table:style-name="ce35" office:value-type="float" office:value="45780">
            <text:p>45780</text:p>
          </table:table-cell>
          <table:table-cell table:formula="of:=SUM([.J8:.J65])" ns42:value-type="float" table:style-name="ce35" office:value-type="float" office:value="24411">
            <text:p>24411</text:p>
          </table:table-cell>
          <table:table-cell table:formula="of:=SUM([.K8:.K65])" ns42:value-type="float" table:style-name="ce35" office:value-type="float" office:value="5414">
            <text:p>5414</text:p>
          </table:table-cell>
          <table:table-cell table:formula="of:=SUM([.L8:.L65])" ns42:value-type="float" table:style-name="ce35" office:value-type="float" office:value="75605">
            <text:p>75605</text:p>
          </table:table-cell>
          <table:table-cell table:formula="of:=SUM([.M8:.M65])" ns42:value-type="float" table:style-name="ce35" office:value-type="float" office:value="153393">
            <text:p>153393</text:p>
          </table:table-cell>
          <table:table-cell table:formula="of:=SUM([.N8:.N65])" ns42:value-type="float" table:style-name="ce35" office:value-type="float" office:value="96421">
            <text:p>96421</text:p>
          </table:table-cell>
          <table:table-cell table:formula="of:=SUM([.O8:.O65])" ns42:value-type="float" table:style-name="ce35" office:value-type="float" office:value="54532">
            <text:p>54532</text:p>
          </table:table-cell>
          <table:table-cell table:formula="of:=SUM([.P8:.P65])" ns42:value-type="float" table:style-name="ce35" office:value-type="float" office:value="1681">
            <text:p>1681</text:p>
          </table:table-cell>
          <table:table-cell table:formula="of:=SUM([.Q8:.Q65])" ns42:value-type="float" table:style-name="ce35" office:value-type="float" office:value="289">
            <text:p>2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7051" office:value-type="float">
            <text:p>7051</text:p>
          </table:table-cell>
          <table:table-cell ns42:value-type="float" table:style-name="ce34" office:value="8080" office:value-type="float">
            <text:p>8080</text:p>
          </table:table-cell>
          <table:table-cell ns42:value-type="float" table:style-name="ce34" office:value="12049" office:value-type="float">
            <text:p>12049</text:p>
          </table:table-cell>
          <table:table-cell ns42:value-type="float" table:style-name="ce34" office:value="6311" office:value-type="float">
            <text:p>6311</text:p>
          </table:table-cell>
          <table:table-cell ns42:value-type="float" table:style-name="ce34" office:value="664" office:value-type="float">
            <text:p>664</text:p>
          </table:table-cell>
          <table:table-cell table:formula="of:=SUM([.E8:.G8])" ns42:value-type="float" table:style-name="ce39" office:value-type="float" office:value="19024">
            <text:p>19024</text:p>
          </table:table-cell>
          <table:table-cell ns42:value-type="float" table:style-name="ce34" office:value="13039" office:value-type="float">
            <text:p>13039</text:p>
          </table:table-cell>
          <table:table-cell ns42:value-type="float" table:style-name="ce34" office:value="6319" office:value-type="float">
            <text:p>6319</text:p>
          </table:table-cell>
          <table:table-cell ns42:value-type="float" table:style-name="ce34" office:value="2019" office:value-type="float">
            <text:p>2019</text:p>
          </table:table-cell>
          <table:table-cell table:formula="of:=SUM([.I8:.K8])" ns42:value-type="float" table:style-name="ce39" office:value-type="float" office:value="21377">
            <text:p>21377</text:p>
          </table:table-cell>
          <table:table-cell table:formula="of:=SUM([.L8];[.H8])" ns42:value-type="float" table:style-name="ce39" office:value-type="float" office:value="40401">
            <text:p>40401</text:p>
          </table:table-cell>
          <table:table-cell ns42:value-type="float" table:style-name="ce34" office:value="30037" office:value-type="float">
            <text:p>30037</text:p>
          </table:table-cell>
          <table:table-cell ns42:value-type="float" table:style-name="ce34" office:value="9263" office:value-type="float">
            <text:p>926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24" office:value-type="float">
            <text:p>2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0" office:value-type="float">
            <text:p>60</text:p>
          </table:table-cell>
          <table:table-cell ns42:value-type="float" table:style-name="ce56" office:value="61" office:value-type="float">
            <text:p>61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26414" office:value-type="float">
            <text:p>26414</text:p>
          </table:table-cell>
          <table:table-cell ns42:value-type="float" table:style-name="ce34" office:value="29594" office:value-type="float">
            <text:p>29594</text:p>
          </table:table-cell>
          <table:table-cell ns42:value-type="float" table:style-name="ce34" office:value="51396" office:value-type="float">
            <text:p>51396</text:p>
          </table:table-cell>
          <table:table-cell ns42:value-type="float" table:style-name="ce34" office:value="25110" office:value-type="float">
            <text:p>25110</text:p>
          </table:table-cell>
          <table:table-cell ns42:value-type="float" table:style-name="ce34" office:value="3290" office:value-type="float">
            <text:p>3290</text:p>
          </table:table-cell>
          <table:table-cell table:formula="of:=SUM([.E9:.G9])" ns42:value-type="float" table:style-name="ce39" office:value-type="float" office:value="79796">
            <text:p>79796</text:p>
          </table:table-cell>
          <table:table-cell ns42:value-type="float" table:style-name="ce34" office:value="46995" office:value-type="float">
            <text:p>46995</text:p>
          </table:table-cell>
          <table:table-cell ns42:value-type="float" table:style-name="ce34" office:value="24980" office:value-type="float">
            <text:p>24980</text:p>
          </table:table-cell>
          <table:table-cell ns42:value-type="float" table:style-name="ce34" office:value="5522" office:value-type="float">
            <text:p>5522</text:p>
          </table:table-cell>
          <table:table-cell table:formula="of:=SUM([.I9:.K9])" ns42:value-type="float" table:style-name="ce39" office:value-type="float" office:value="77497">
            <text:p>77497</text:p>
          </table:table-cell>
          <table:table-cell table:formula="of:=SUM([.L9];[.H9])" ns42:value-type="float" table:style-name="ce39" office:value-type="float" office:value="157293">
            <text:p>157293</text:p>
          </table:table-cell>
          <table:table-cell ns42:value-type="float" table:style-name="ce34" office:value="99445" office:value-type="float">
            <text:p>99445</text:p>
          </table:table-cell>
          <table:table-cell ns42:value-type="float" table:style-name="ce34" office:value="55878" office:value-type="float">
            <text:p>55878</text:p>
          </table:table-cell>
          <table:table-cell ns42:value-type="float" table:style-name="ce34" office:value="1681" office:value-type="float">
            <text:p>1681</text:p>
          </table:table-cell>
          <table:table-cell ns42:value-type="float" table:style-name="ce34" office:value="289" office:value-type="float">
            <text:p>2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2:value-type="float" table:style-name="ce26" office:value-type="float" office:value="33465">
            <text:p>33465</text:p>
          </table:table-cell>
          <table:table-cell table:formula="of:=SUM([.D8:.D9])" ns42:value-type="float" table:style-name="ce35" office:value-type="float" office:value="37674">
            <text:p>37674</text:p>
          </table:table-cell>
          <table:table-cell table:formula="of:=SUM([.E8:.E9])" ns42:value-type="float" table:style-name="ce35" office:value-type="float" office:value="63445">
            <text:p>63445</text:p>
          </table:table-cell>
          <table:table-cell table:formula="of:=SUM([.F8:.F9])" ns42:value-type="float" table:style-name="ce35" office:value-type="float" office:value="31421">
            <text:p>31421</text:p>
          </table:table-cell>
          <table:table-cell table:formula="of:=SUM([.G8:.G9])" ns42:value-type="float" table:style-name="ce35" office:value-type="float" office:value="3954">
            <text:p>3954</text:p>
          </table:table-cell>
          <table:table-cell table:formula="of:=SUM([.H8:.H9])" ns42:value-type="float" table:style-name="ce35" office:value-type="float" office:value="98820">
            <text:p>98820</text:p>
          </table:table-cell>
          <table:table-cell table:formula="of:=SUM([.I8:.I9])" ns42:value-type="float" table:style-name="ce35" office:value-type="float" office:value="60034">
            <text:p>60034</text:p>
          </table:table-cell>
          <table:table-cell table:formula="of:=SUM([.J8:.J9])" ns42:value-type="float" table:style-name="ce35" office:value-type="float" office:value="31299">
            <text:p>31299</text:p>
          </table:table-cell>
          <table:table-cell table:formula="of:=SUM([.K8:.K9])" ns42:value-type="float" table:style-name="ce35" office:value-type="float" office:value="7541">
            <text:p>7541</text:p>
          </table:table-cell>
          <table:table-cell table:formula="of:=SUM([.L8:.L9])" ns42:value-type="float" table:style-name="ce35" office:value-type="float" office:value="98874">
            <text:p>98874</text:p>
          </table:table-cell>
          <table:table-cell table:formula="of:=SUM([.M8:.M9])" ns42:value-type="float" table:style-name="ce35" office:value-type="float" office:value="197694">
            <text:p>197694</text:p>
          </table:table-cell>
          <table:table-cell table:formula="of:=SUM([.N8:.N9])" ns42:value-type="float" table:style-name="ce35" office:value-type="float" office:value="129482">
            <text:p>129482</text:p>
          </table:table-cell>
          <table:table-cell table:formula="of:=SUM([.O8:.O9])" ns42:value-type="float" table:style-name="ce35" office:value-type="float" office:value="65141">
            <text:p>65141</text:p>
          </table:table-cell>
          <table:table-cell table:formula="of:=SUM([.P8:.P9])" ns42:value-type="float" table:style-name="ce35" office:value-type="float" office:value="2758">
            <text:p>2758</text:p>
          </table:table-cell>
          <table:table-cell table:formula="of:=SUM([.Q8:.Q9])" ns42:value-type="float" table:style-name="ce35" office:value-type="float" office:value="313">
            <text:p>31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2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2:value-type="float" table:style-name="ce87" office:value-type="float" office:value="2495">
            <text:p>2495</text:p>
          </table:table-cell>
          <table:table-cell ns42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2:value-type="float" table:style-name="ce87" office:value-type="float" office:value="2303">
            <text:p>230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2" office:value-type="float">
            <text:p>62</text:p>
          </table:table-cell>
          <table:table-cell ns42:value-type="float" table:style-name="ce56" office:value="63" office:value-type="float">
            <text:p>63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2:value-type="float" table:style-name="ce88" office:value-type="float" office:value="3143">
            <text:p>3143</text:p>
          </table:table-cell>
          <table:table-cell ns42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2:value-type="float" table:style-name="ce88" office:value-type="float" office:value="3085">
            <text:p>308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2:value-type="float" table:style-name="ce88" office:value-type="float" office:value="2590">
            <text:p>2590</text:p>
          </table:table-cell>
          <table:table-cell ns42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2:value-type="float" table:style-name="ce88" office:value-type="float" office:value="2482">
            <text:p>248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2:value-type="float" table:style-name="ce88" office:value-type="float" office:value="2507">
            <text:p>2507</text:p>
          </table:table-cell>
          <table:table-cell ns42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2:value-type="float" table:style-name="ce88" office:value-type="float" office:value="2455">
            <text:p>24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2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2:value-type="float" table:style-name="ce88" office:value-type="float" office:value="2488">
            <text:p>2488</text:p>
          </table:table-cell>
          <table:table-cell ns42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2:value-type="float" table:style-name="ce88" office:value-type="float" office:value="2492">
            <text:p>249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2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2:value-type="float" table:style-name="ce88" office:value-type="float" office:value="2458">
            <text:p>2458</text:p>
          </table:table-cell>
          <table:table-cell ns42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2:value-type="float" table:style-name="ce88" office:value-type="float" office:value="2335">
            <text:p>233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2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2:value-type="float" table:style-name="ce88" office:value-type="float" office:value="4335">
            <text:p>4335</text:p>
          </table:table-cell>
          <table:table-cell ns42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2:value-type="float" table:style-name="ce88" office:value-type="float" office:value="4155">
            <text:p>41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2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2:value-type="float" table:style-name="ce88" office:value-type="float" office:value="4200">
            <text:p>4200</text:p>
          </table:table-cell>
          <table:table-cell ns42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2:value-type="float" table:style-name="ce88" office:value-type="float" office:value="4147">
            <text:p>414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2:value-type="float" table:style-name="ce88" office:value-type="float" office:value="4430">
            <text:p>4430</text:p>
          </table:table-cell>
          <table:table-cell ns42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2:value-type="float" table:style-name="ce88" office:value-type="float" office:value="4251">
            <text:p>425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2:value-type="float" table:style-name="ce88" office:value-type="float" office:value="4617">
            <text:p>4617</text:p>
          </table:table-cell>
          <table:table-cell ns42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2:value-type="float" table:style-name="ce88" office:value-type="float" office:value="4296">
            <text:p>42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2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2:value-type="float" table:style-name="ce88" office:value-type="float" office:value="4570">
            <text:p>4570</text:p>
          </table:table-cell>
          <table:table-cell ns42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2:value-type="float" table:style-name="ce88" office:value-type="float" office:value="4458">
            <text:p>445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2:value-type="float" table:style-name="ce84" office:value="7371" office:value-type="float">
            <text:p>7371</text:p>
          </table:table-cell>
          <table:table-cell ns42:value-type="float" table:style-name="ce88" office:value="38" office:value-type="float">
            <text:p>38</text:p>
          </table:table-cell>
          <table:table-cell table:style-name="ce88"/>
          <table:table-cell table:formula="of:=SUM([.C19:.E19])" ns42:value-type="float" table:style-name="ce88" office:value-type="float" office:value="7409">
            <text:p>7409</text:p>
          </table:table-cell>
          <table:table-cell ns42:value-type="float" table:style-name="ce88" office:value="7543" office:value-type="float">
            <text:p>7543</text:p>
          </table:table-cell>
          <table:table-cell ns42:value-type="float" table:style-name="ce88" office:value="131" office:value-type="float">
            <text:p>131</text:p>
          </table:table-cell>
          <table:table-cell table:style-name="ce91"/>
          <table:table-cell table:formula="of:=SUM([.G19:.I19])" ns42:value-type="float" table:style-name="ce88" office:value-type="float" office:value="7674">
            <text:p>767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2:value-type="float" table:style-name="ce84" office:value="6938" office:value-type="float">
            <text:p>693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8" office:value-type="float">
            <text:p>8</text:p>
          </table:table-cell>
          <table:table-cell table:formula="of:=SUM([.C20:.E20])" ns42:value-type="float" table:style-name="ce88" office:value-type="float" office:value="7623">
            <text:p>7623</text:p>
          </table:table-cell>
          <table:table-cell ns42:value-type="float" table:style-name="ce88" office:value="7005" office:value-type="float">
            <text:p>7005</text:p>
          </table:table-cell>
          <table:table-cell ns42:value-type="float" table:style-name="ce88" office:value="1559" office:value-type="float">
            <text:p>1559</text:p>
          </table:table-cell>
          <table:table-cell ns42:value-type="float" table:style-name="ce88" office:value="13" office:value-type="float">
            <text:p>13</text:p>
          </table:table-cell>
          <table:table-cell table:formula="of:=SUM([.G20:.I20])" ns42:value-type="float" table:style-name="ce88" office:value-type="float" office:value="8577">
            <text:p>85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2:value-type="float" table:style-name="ce84" office:value="4387" office:value-type="float">
            <text:p>4387</text:p>
          </table:table-cell>
          <table:table-cell ns42:value-type="float" table:style-name="ce88" office:value="2734" office:value-type="float">
            <text:p>2734</text:p>
          </table:table-cell>
          <table:table-cell ns42:value-type="float" table:style-name="ce88" office:value="40" office:value-type="float">
            <text:p>40</text:p>
          </table:table-cell>
          <table:table-cell table:formula="of:=SUM([.C21:.E21])" ns42:value-type="float" table:style-name="ce88" office:value-type="float" office:value="7161">
            <text:p>7161</text:p>
          </table:table-cell>
          <table:table-cell ns42:value-type="float" table:style-name="ce88" office:value="3448" office:value-type="float">
            <text:p>3448</text:p>
          </table:table-cell>
          <table:table-cell ns42:value-type="float" table:style-name="ce88" office:value="3922" office:value-type="float">
            <text:p>3922</text:p>
          </table:table-cell>
          <table:table-cell ns42:value-type="float" table:style-name="ce88" office:value="75" office:value-type="float">
            <text:p>75</text:p>
          </table:table-cell>
          <table:table-cell table:formula="of:=SUM([.G21:.I21])" ns42:value-type="float" table:style-name="ce88" office:value-type="float" office:value="7445">
            <text:p>744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2:value-type="float" table:style-name="ce84" office:value="2287" office:value-type="float">
            <text:p>2287</text:p>
          </table:table-cell>
          <table:table-cell ns42:value-type="float" table:style-name="ce88" office:value="4154" office:value-type="float">
            <text:p>4154</text:p>
          </table:table-cell>
          <table:table-cell ns42:value-type="float" table:style-name="ce88" office:value="104" office:value-type="float">
            <text:p>104</text:p>
          </table:table-cell>
          <table:table-cell table:formula="of:=SUM([.C22:.E22])" ns42:value-type="float" table:style-name="ce88" office:value-type="float" office:value="6545">
            <text:p>6545</text:p>
          </table:table-cell>
          <table:table-cell ns42:value-type="float" table:style-name="ce88" office:value="1680" office:value-type="float">
            <text:p>1680</text:p>
          </table:table-cell>
          <table:table-cell ns42:value-type="float" table:style-name="ce88" office:value="4839" office:value-type="float">
            <text:p>4839</text:p>
          </table:table-cell>
          <table:table-cell ns42:value-type="float" table:style-name="ce88" office:value="175" office:value-type="float">
            <text:p>175</text:p>
          </table:table-cell>
          <table:table-cell table:formula="of:=SUM([.G22:.I22])" ns42:value-type="float" table:style-name="ce88" office:value-type="float" office:value="6694">
            <text:p>66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2:value-type="float" table:style-name="ce84" office:value="1390" office:value-type="float">
            <text:p>1390</text:p>
          </table:table-cell>
          <table:table-cell ns42:value-type="float" table:style-name="ce88" office:value="4726" office:value-type="float">
            <text:p>4726</text:p>
          </table:table-cell>
          <table:table-cell ns42:value-type="float" table:style-name="ce88" office:value="135" office:value-type="float">
            <text:p>135</text:p>
          </table:table-cell>
          <table:table-cell table:formula="of:=SUM([.C23:.E23])" ns42:value-type="float" table:style-name="ce88" office:value-type="float" office:value="6251">
            <text:p>6251</text:p>
          </table:table-cell>
          <table:table-cell ns42:value-type="float" table:style-name="ce88" office:value="1031" office:value-type="float">
            <text:p>1031</text:p>
          </table:table-cell>
          <table:table-cell ns42:value-type="float" table:style-name="ce88" office:value="4837" office:value-type="float">
            <text:p>4837</text:p>
          </table:table-cell>
          <table:table-cell ns42:value-type="float" table:style-name="ce88" office:value="265" office:value-type="float">
            <text:p>265</text:p>
          </table:table-cell>
          <table:table-cell table:formula="of:=SUM([.G23:.I23])" ns42:value-type="float" table:style-name="ce88" office:value-type="float" office:value="6133">
            <text:p>613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2:value-type="float" table:style-name="ce84" office:value="834" office:value-type="float">
            <text:p>834</text:p>
          </table:table-cell>
          <table:table-cell ns42:value-type="float" table:style-name="ce88" office:value="4612" office:value-type="float">
            <text:p>4612</text:p>
          </table:table-cell>
          <table:table-cell ns42:value-type="float" table:style-name="ce88" office:value="220" office:value-type="float">
            <text:p>220</text:p>
          </table:table-cell>
          <table:table-cell table:formula="of:=SUM([.C24:.E24])" ns42:value-type="float" table:style-name="ce88" office:value-type="float" office:value="5666">
            <text:p>5666</text:p>
          </table:table-cell>
          <table:table-cell ns42:value-type="float" table:style-name="ce88" office:value="746" office:value-type="float">
            <text:p>746</text:p>
          </table:table-cell>
          <table:table-cell ns42:value-type="float" table:style-name="ce88" office:value="4313" office:value-type="float">
            <text:p>4313</text:p>
          </table:table-cell>
          <table:table-cell ns42:value-type="float" table:style-name="ce88" office:value="456" office:value-type="float">
            <text:p>456</text:p>
          </table:table-cell>
          <table:table-cell table:formula="of:=SUM([.G24:.I24])" ns42:value-type="float" table:style-name="ce88" office:value-type="float" office:value="5515">
            <text:p>551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2:value-type="float" table:style-name="ce84" office:value="608" office:value-type="float">
            <text:p>608</text:p>
          </table:table-cell>
          <table:table-cell ns42:value-type="float" table:style-name="ce88" office:value="3878" office:value-type="float">
            <text:p>3878</text:p>
          </table:table-cell>
          <table:table-cell ns42:value-type="float" table:style-name="ce88" office:value="289" office:value-type="float">
            <text:p>289</text:p>
          </table:table-cell>
          <table:table-cell table:formula="of:=SUM([.C25:.E25])" ns42:value-type="float" table:style-name="ce88" office:value-type="float" office:value="4775">
            <text:p>4775</text:p>
          </table:table-cell>
          <table:table-cell ns42:value-type="float" table:style-name="ce88" office:value="496" office:value-type="float">
            <text:p>496</text:p>
          </table:table-cell>
          <table:table-cell ns42:value-type="float" table:style-name="ce88" office:value="3606" office:value-type="float">
            <text:p>3606</text:p>
          </table:table-cell>
          <table:table-cell ns42:value-type="float" table:style-name="ce88" office:value="615" office:value-type="float">
            <text:p>615</text:p>
          </table:table-cell>
          <table:table-cell table:formula="of:=SUM([.G25:.I25])" ns42:value-type="float" table:style-name="ce88" office:value-type="float" office:value="4717">
            <text:p>471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2:value-type="float" table:style-name="ce84" office:value="361" office:value-type="float">
            <text:p>361</text:p>
          </table:table-cell>
          <table:table-cell ns42:value-type="float" table:style-name="ce88" office:value="2263" office:value-type="float">
            <text:p>2263</text:p>
          </table:table-cell>
          <table:table-cell ns42:value-type="float" table:style-name="ce88" office:value="238" office:value-type="float">
            <text:p>238</text:p>
          </table:table-cell>
          <table:table-cell table:formula="of:=SUM([.C26:.E26])" ns42:value-type="float" table:style-name="ce88" office:value-type="float" office:value="2862">
            <text:p>2862</text:p>
          </table:table-cell>
          <table:table-cell ns42:value-type="float" table:style-name="ce88" office:value="335" office:value-type="float">
            <text:p>335</text:p>
          </table:table-cell>
          <table:table-cell ns42:value-type="float" table:style-name="ce88" office:value="1920" office:value-type="float">
            <text:p>1920</text:p>
          </table:table-cell>
          <table:table-cell ns42:value-type="float" table:style-name="ce88" office:value="543" office:value-type="float">
            <text:p>543</text:p>
          </table:table-cell>
          <table:table-cell table:formula="of:=SUM([.G26:.I26])" ns42:value-type="float" table:style-name="ce88" office:value-type="float" office:value="2798">
            <text:p>279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2:value-type="float" table:style-name="ce84" office:value="259" office:value-type="float">
            <text:p>259</text:p>
          </table:table-cell>
          <table:table-cell ns42:value-type="float" table:style-name="ce88" office:value="1715" office:value-type="float">
            <text:p>1715</text:p>
          </table:table-cell>
          <table:table-cell ns42:value-type="float" table:style-name="ce88" office:value="245" office:value-type="float">
            <text:p>245</text:p>
          </table:table-cell>
          <table:table-cell table:formula="of:=SUM([.C27:.E27])" ns42:value-type="float" table:style-name="ce88" office:value-type="float" office:value="2219">
            <text:p>2219</text:p>
          </table:table-cell>
          <table:table-cell ns42:value-type="float" table:style-name="ce88" office:value="239" office:value-type="float">
            <text:p>239</text:p>
          </table:table-cell>
          <table:table-cell ns42:value-type="float" table:style-name="ce88" office:value="1458" office:value-type="float">
            <text:p>1458</text:p>
          </table:table-cell>
          <table:table-cell ns42:value-type="float" table:style-name="ce88" office:value="505" office:value-type="float">
            <text:p>505</text:p>
          </table:table-cell>
          <table:table-cell table:formula="of:=SUM([.G27:.I27])" ns42:value-type="float" table:style-name="ce88" office:value-type="float" office:value="2202">
            <text:p>220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2:value-type="float" table:style-name="ce84" office:value="171" office:value-type="float">
            <text:p>171</text:p>
          </table:table-cell>
          <table:table-cell ns42:value-type="float" table:style-name="ce88" office:value="1368" office:value-type="float">
            <text:p>1368</text:p>
          </table:table-cell>
          <table:table-cell ns42:value-type="float" table:style-name="ce88" office:value="213" office:value-type="float">
            <text:p>213</text:p>
          </table:table-cell>
          <table:table-cell table:formula="of:=SUM([.C28:.E28])" ns42:value-type="float" table:style-name="ce88" office:value-type="float" office:value="1752">
            <text:p>1752</text:p>
          </table:table-cell>
          <table:table-cell ns42:value-type="float" table:style-name="ce88" office:value="166" office:value-type="float">
            <text:p>166</text:p>
          </table:table-cell>
          <table:table-cell ns42:value-type="float" table:style-name="ce88" office:value="1100" office:value-type="float">
            <text:p>1100</text:p>
          </table:table-cell>
          <table:table-cell ns42:value-type="float" table:style-name="ce88" office:value="527" office:value-type="float">
            <text:p>527</text:p>
          </table:table-cell>
          <table:table-cell table:formula="of:=SUM([.G28:.I28])" ns42:value-type="float" table:style-name="ce88" office:value-type="float" office:value="1793">
            <text:p>179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84" office:value="232" office:value-type="float">
            <text:p>232</text:p>
          </table:table-cell>
          <table:table-cell ns42:value-type="float" table:style-name="ce88" office:value="1391" office:value-type="float">
            <text:p>1391</text:p>
          </table:table-cell>
          <table:table-cell ns42:value-type="float" table:style-name="ce88" office:value="326" office:value-type="float">
            <text:p>326</text:p>
          </table:table-cell>
          <table:table-cell table:formula="of:=SUM([.C29:.E29])" ns42:value-type="float" table:style-name="ce88" office:value-type="float" office:value="1949">
            <text:p>1949</text:p>
          </table:table-cell>
          <table:table-cell ns42:value-type="float" table:style-name="ce88" office:value="192" office:value-type="float">
            <text:p>192</text:p>
          </table:table-cell>
          <table:table-cell ns42:value-type="float" table:style-name="ce88" office:value="1060" office:value-type="float">
            <text:p>1060</text:p>
          </table:table-cell>
          <table:table-cell ns42:value-type="float" table:style-name="ce88" office:value="644" office:value-type="float">
            <text:p>644</text:p>
          </table:table-cell>
          <table:table-cell table:formula="of:=SUM([.G29:.I29])" ns42:value-type="float" table:style-name="ce88" office:value-type="float" office:value="1896">
            <text:p>18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84" office:value="159" office:value-type="float">
            <text:p>159</text:p>
          </table:table-cell>
          <table:table-cell ns42:value-type="float" table:style-name="ce88" office:value="1091" office:value-type="float">
            <text:p>1091</text:p>
          </table:table-cell>
          <table:table-cell ns42:value-type="float" table:style-name="ce88" office:value="320" office:value-type="float">
            <text:p>320</text:p>
          </table:table-cell>
          <table:table-cell table:formula="of:=SUM([.C30:.E30])" ns42:value-type="float" table:style-name="ce88" office:value-type="float" office:value="1570">
            <text:p>1570</text:p>
          </table:table-cell>
          <table:table-cell ns42:value-type="float" table:style-name="ce88" office:value="159" office:value-type="float">
            <text:p>159</text:p>
          </table:table-cell>
          <table:table-cell ns42:value-type="float" table:style-name="ce88" office:value="815" office:value-type="float">
            <text:p>815</text:p>
          </table:table-cell>
          <table:table-cell ns42:value-type="float" table:style-name="ce88" office:value="642" office:value-type="float">
            <text:p>642</text:p>
          </table:table-cell>
          <table:table-cell table:formula="of:=SUM([.G30:.I30])" ns42:value-type="float" table:style-name="ce88" office:value-type="float" office:value="1616">
            <text:p>161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2:value-type="float" table:style-name="ce84" office:value="118" office:value-type="float">
            <text:p>11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235" office:value-type="float">
            <text:p>235</text:p>
          </table:table-cell>
          <table:table-cell table:formula="of:=SUM([.C31:.E31])" ns42:value-type="float" table:style-name="ce88" office:value-type="float" office:value="1030">
            <text:p>1030</text:p>
          </table:table-cell>
          <table:table-cell ns42:value-type="float" table:style-name="ce88" office:value="102" office:value-type="float">
            <text:p>102</text:p>
          </table:table-cell>
          <table:table-cell ns42:value-type="float" table:style-name="ce88" office:value="498" office:value-type="float">
            <text:p>498</text:p>
          </table:table-cell>
          <table:table-cell ns42:value-type="float" table:style-name="ce88" office:value="471" office:value-type="float">
            <text:p>471</text:p>
          </table:table-cell>
          <table:table-cell table:formula="of:=SUM([.G31:.I31])" ns42:value-type="float" table:style-name="ce88" office:value-type="float" office:value="1071">
            <text:p>107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2:value-type="float" table:style-name="ce84" office:value="68" office:value-type="float">
            <text:p>68</text:p>
          </table:table-cell>
          <table:table-cell ns42:value-type="float" table:style-name="ce88" office:value="483" office:value-type="float">
            <text:p>483</text:p>
          </table:table-cell>
          <table:table-cell ns42:value-type="float" table:style-name="ce88" office:value="213" office:value-type="float">
            <text:p>213</text:p>
          </table:table-cell>
          <table:table-cell table:formula="of:=SUM([.C32:.E32])" ns42:value-type="float" table:style-name="ce88" office:value-type="float" office:value="764">
            <text:p>764</text:p>
          </table:table-cell>
          <table:table-cell ns42:value-type="float" table:style-name="ce88" office:value="77" office:value-type="float">
            <text:p>77</text:p>
          </table:table-cell>
          <table:table-cell ns42:value-type="float" table:style-name="ce88" office:value="310" office:value-type="float">
            <text:p>310</text:p>
          </table:table-cell>
          <table:table-cell ns42:value-type="float" table:style-name="ce88" office:value="400" office:value-type="float">
            <text:p>400</text:p>
          </table:table-cell>
          <table:table-cell table:formula="of:=SUM([.G32:.I32])" ns42:value-type="float" table:style-name="ce88" office:value-type="float" office:value="787">
            <text:p>78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2:value-type="float" table:style-name="ce84" office:value="106" office:value-type="float">
            <text:p>106</text:p>
          </table:table-cell>
          <table:table-cell ns42:value-type="float" table:style-name="ce88" office:value="504" office:value-type="float">
            <text:p>504</text:p>
          </table:table-cell>
          <table:table-cell ns42:value-type="float" table:style-name="ce88" office:value="257" office:value-type="float">
            <text:p>257</text:p>
          </table:table-cell>
          <table:table-cell table:formula="of:=SUM([.C33:.E33])" ns42:value-type="float" table:style-name="ce88" office:value-type="float" office:value="867">
            <text:p>867</text:p>
          </table:table-cell>
          <table:table-cell ns42:value-type="float" table:style-name="ce88" office:value="89" office:value-type="float">
            <text:p>89</text:p>
          </table:table-cell>
          <table:table-cell ns42:value-type="float" table:style-name="ce88" office:value="274" office:value-type="float">
            <text:p>274</text:p>
          </table:table-cell>
          <table:table-cell ns42:value-type="float" table:style-name="ce88" office:value="526" office:value-type="float">
            <text:p>526</text:p>
          </table:table-cell>
          <table:table-cell table:formula="of:=SUM([.G33:.I33])" ns42:value-type="float" table:style-name="ce88" office:value-type="float" office:value="889">
            <text:p>8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2:value-type="float" table:style-name="ce84" office:value="74" office:value-type="float">
            <text:p>74</text:p>
          </table:table-cell>
          <table:table-cell ns42:value-type="float" table:style-name="ce88" office:value="276" office:value-type="float">
            <text:p>276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4:.E34])" ns42:value-type="float" table:style-name="ce88" office:value-type="float" office:value="540">
            <text:p>540</text:p>
          </table:table-cell>
          <table:table-cell ns42:value-type="float" table:style-name="ce88" office:value="55" office:value-type="float">
            <text:p>55</text:p>
          </table:table-cell>
          <table:table-cell ns42:value-type="float" table:style-name="ce88" office:value="187" office:value-type="float">
            <text:p>187</text:p>
          </table:table-cell>
          <table:table-cell ns42:value-type="float" table:style-name="ce88" office:value="277" office:value-type="float">
            <text:p>277</text:p>
          </table:table-cell>
          <table:table-cell table:formula="of:=SUM([.G34:.I34])" ns42:value-type="float" table:style-name="ce88" office:value-type="float" office:value="519">
            <text:p>5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2:value-type="float" table:style-name="ce84" office:value="64" office:value-type="float">
            <text:p>64</text:p>
          </table:table-cell>
          <table:table-cell ns42:value-type="float" table:style-name="ce88" office:value="254" office:value-type="float">
            <text:p>254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5:.E35])" ns42:value-type="float" table:style-name="ce88" office:value-type="float" office:value="508">
            <text:p>508</text:p>
          </table:table-cell>
          <table:table-cell ns42:value-type="float" table:style-name="ce88" office:value="52" office:value-type="float">
            <text:p>52</text:p>
          </table:table-cell>
          <table:table-cell ns42:value-type="float" table:style-name="ce88" office:value="170" office:value-type="float">
            <text:p>170</text:p>
          </table:table-cell>
          <table:table-cell ns42:value-type="float" table:style-name="ce88" office:value="324" office:value-type="float">
            <text:p>324</text:p>
          </table:table-cell>
          <table:table-cell table:formula="of:=SUM([.G35:.I35])" ns42:value-type="float" table:style-name="ce88" office:value-type="float" office:value="546">
            <text:p>54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2:value-type="float" table:style-name="ce84" office:value="48" office:value-type="float">
            <text:p>48</text:p>
          </table:table-cell>
          <table:table-cell ns42:value-type="float" table:style-name="ce88" office:value="223" office:value-type="float">
            <text:p>223</text:p>
          </table:table-cell>
          <table:table-cell ns42:value-type="float" table:style-name="ce88" office:value="200" office:value-type="float">
            <text:p>200</text:p>
          </table:table-cell>
          <table:table-cell table:formula="of:=SUM([.C36:.E36])" ns42:value-type="float" table:style-name="ce88" office:value-type="float" office:value="471">
            <text:p>471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133" office:value-type="float">
            <text:p>133</text:p>
          </table:table-cell>
          <table:table-cell ns42:value-type="float" table:style-name="ce88" office:value="298" office:value-type="float">
            <text:p>298</text:p>
          </table:table-cell>
          <table:table-cell table:formula="of:=SUM([.G36:.I36])" ns42:value-type="float" table:style-name="ce88" office:value-type="float" office:value="477">
            <text:p>4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2:value-type="float" table:style-name="ce84" office:value="42" office:value-type="float">
            <text:p>42</text:p>
          </table:table-cell>
          <table:table-cell ns42:value-type="float" table:style-name="ce88" office:value="143" office:value-type="float">
            <text:p>143</text:p>
          </table:table-cell>
          <table:table-cell ns42:value-type="float" table:style-name="ce88" office:value="123" office:value-type="float">
            <text:p>123</text:p>
          </table:table-cell>
          <table:table-cell table:formula="of:=SUM([.C37:.E37])" ns42:value-type="float" table:style-name="ce88" office:value-type="float" office:value="308">
            <text:p>308</text:p>
          </table:table-cell>
          <table:table-cell ns42:value-type="float" table:style-name="ce88" office:value="35" office:value-type="float">
            <text:p>35</text:p>
          </table:table-cell>
          <table:table-cell ns42:value-type="float" table:style-name="ce88" office:value="62" office:value-type="float">
            <text:p>62</text:p>
          </table:table-cell>
          <table:table-cell ns42:value-type="float" table:style-name="ce88" office:value="224" office:value-type="float">
            <text:p>224</text:p>
          </table:table-cell>
          <table:table-cell table:formula="of:=SUM([.G37:.I37])" ns42:value-type="float" table:style-name="ce88" office:value-type="float" office:value="321">
            <text:p>32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2:value-type="float" table:style-name="ce84" office:value="37" office:value-type="float">
            <text:p>37</text:p>
          </table:table-cell>
          <table:table-cell ns42:value-type="float" table:style-name="ce88" office:value="100" office:value-type="float">
            <text:p>100</text:p>
          </table:table-cell>
          <table:table-cell ns42:value-type="float" table:style-name="ce88" office:value="137" office:value-type="float">
            <text:p>137</text:p>
          </table:table-cell>
          <table:table-cell table:formula="of:=SUM([.C38:.E38])" ns42:value-type="float" table:style-name="ce88" office:value-type="float" office:value="274">
            <text:p>274</text:p>
          </table:table-cell>
          <table:table-cell ns42:value-type="float" table:style-name="ce88" office:value="40" office:value-type="float">
            <text:p>40</text:p>
          </table:table-cell>
          <table:table-cell ns42:value-type="float" table:style-name="ce88" office:value="45" office:value-type="float">
            <text:p>45</text:p>
          </table:table-cell>
          <table:table-cell ns42:value-type="float" table:style-name="ce88" office:value="209" office:value-type="float">
            <text:p>209</text:p>
          </table:table-cell>
          <table:table-cell table:formula="of:=SUM([.G38:.I38])" ns42:value-type="float" table:style-name="ce88" office:value-type="float" office:value="294">
            <text:p>2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2:value-type="float" table:style-name="ce84" office:value="16" office:value-type="float">
            <text:p>16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88" office:value-type="float">
            <text:p>88</text:p>
          </table:table-cell>
          <table:table-cell table:formula="of:=SUM([.C39:.E39])" ns42:value-type="float" table:style-name="ce88" office:value-type="float" office:value="150">
            <text:p>150</text:p>
          </table:table-cell>
          <table:table-cell ns42:value-type="float" table:style-name="ce88" office:value="7" office:value-type="float">
            <text:p>7</text:p>
          </table:table-cell>
          <table:table-cell ns42:value-type="float" table:style-name="ce88" office:value="22" office:value-type="float">
            <text:p>22</text:p>
          </table:table-cell>
          <table:table-cell ns42:value-type="float" table:style-name="ce88" office:value="108" office:value-type="float">
            <text:p>108</text:p>
          </table:table-cell>
          <table:table-cell table:formula="of:=SUM([.G39:.I39])" ns42:value-type="float" table:style-name="ce88" office:value-type="float" office:value="137">
            <text:p>13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0" office:value-type="float">
            <text:p>20</text:p>
          </table:table-cell>
          <table:table-cell ns42:value-type="float" table:style-name="ce88" office:value="60" office:value-type="float">
            <text:p>60</text:p>
          </table:table-cell>
          <table:table-cell table:formula="of:=SUM([.C40:.E40])" ns42:value-type="float" table:style-name="ce88" office:value-type="float" office:value="94">
            <text:p>94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23" office:value-type="float">
            <text:p>23</text:p>
          </table:table-cell>
          <table:table-cell ns42:value-type="float" table:style-name="ce88" office:value="91" office:value-type="float">
            <text:p>91</text:p>
          </table:table-cell>
          <table:table-cell table:formula="of:=SUM([.G40:.I40])" ns42:value-type="float" table:style-name="ce88" office:value-type="float" office:value="126">
            <text:p>12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5" office:value-type="float">
            <text:p>25</text:p>
          </table:table-cell>
          <table:table-cell ns42:value-type="float" table:style-name="ce88" office:value="54" office:value-type="float">
            <text:p>54</text:p>
          </table:table-cell>
          <table:table-cell table:formula="of:=SUM([.C41:.E41])" ns42:value-type="float" table:style-name="ce88" office:value-type="float" office:value="93">
            <text:p>93</text:p>
          </table:table-cell>
          <table:table-cell ns42:value-type="float" office:value="7" table:style-name="ce88" table:number-columns-repeated="2" office:value-type="float">
            <text:p>7</text:p>
          </table:table-cell>
          <table:table-cell ns42:value-type="float" table:style-name="ce88" office:value="72" office:value-type="float">
            <text:p>72</text:p>
          </table:table-cell>
          <table:table-cell table:formula="of:=SUM([.G41:.I41])" ns42:value-type="float" table:style-name="ce88" office:value-type="float" office:value="86">
            <text:p>8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2:value-type="float" table:style-name="ce84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34" office:value-type="float">
            <text:p>34</text:p>
          </table:table-cell>
          <table:table-cell table:formula="of:=SUM([.C42:.E42])" ns42:value-type="float" table:style-name="ce88" office:value-type="float" office:value="49">
            <text:p>49</text:p>
          </table:table-cell>
          <table:table-cell ns42:value-type="float" table:style-name="ce88" office:value="5" office:value-type="float">
            <text:p>5</text:p>
          </table:table-cell>
          <table:table-cell ns42:value-type="float" table:style-name="ce88" office:value="4" office:value-type="float">
            <text:p>4</text:p>
          </table:table-cell>
          <table:table-cell ns42:value-type="float" table:style-name="ce88" office:value="25" office:value-type="float">
            <text:p>25</text:p>
          </table:table-cell>
          <table:table-cell table:formula="of:=SUM([.G42:.I42])" ns42:value-type="float" table:style-name="ce88" office:value-type="float" office:value="34">
            <text:p>3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table:formula="of:=SUM([.C43:.E43])" ns42:value-type="float" table:style-name="ce88" office:value-type="float" office:value="17">
            <text:p>17</text:p>
          </table:table-cell>
          <table:table-cell ns42:value-type="float" table:style-name="ce88" office:value="2" office:value-type="float">
            <text:p>2</text:p>
          </table:table-cell>
          <table:table-cell table:style-name="ce88"/>
          <table:table-cell ns42:value-type="float" table:style-name="ce88" office:value="9" office:value-type="float">
            <text:p>9</text:p>
          </table:table-cell>
          <table:table-cell table:formula="of:=SUM([.G43:.I43])" ns42:value-type="float" table:style-name="ce88" office:value-type="float" office:value="11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2:value-type="float" table:style-name="ce84" office:value="5" office:value-type="float">
            <text:p>5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9" office:value-type="float">
            <text:p>9</text:p>
          </table:table-cell>
          <table:table-cell table:formula="of:=SUM([.C44:.E44])" ns42:value-type="float" table:style-name="ce88" office:value-type="float" office:value="16">
            <text:p>16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ns42:value-type="float" table:style-name="ce88" office:value="19" office:value-type="float">
            <text:p>19</text:p>
          </table:table-cell>
          <table:table-cell table:formula="of:=SUM([.G44:.I44])" ns42:value-type="float" table:style-name="ce88" office:value-type="float" office:value="23">
            <text:p>2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45:.E45])" ns42:value-type="float" table:style-name="ce88" office:value-type="float" office:value="6">
            <text:p>6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6" office:value-type="float">
            <text:p>6</text:p>
          </table:table-cell>
          <table:table-cell table:formula="of:=SUM([.G45:.I45])" ns42:value-type="float" table:style-name="ce88" office:value-type="float" office:value="9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C46:.E46])" ns42:value-type="float" table:style-name="ce88" office:value-type="float" office:value="4">
            <text:p>4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G46:.I46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table:formula="of:=SUM([.C47:.E47])" ns42:value-type="float" table:style-name="ce88" office:value-type="float" office:value="5">
            <text:p>5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47:.I47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2:value-type="float" office:value="1" table:style-name="ce88" table:number-columns-repeated="2" office:value-type="float">
            <text:p>1</text:p>
          </table:table-cell>
          <table:table-cell table:formula="of:=SUM([.C48:.E48])" ns42:value-type="float" table:style-name="ce88" office:value-type="float" office:value="2">
            <text:p>2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48:.I48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table:style-name="ce88"/>
          <table:table-cell ns42:value-type="float" table:style-name="ce88" office:value="2" office:value-type="float">
            <text:p>2</text:p>
          </table:table-cell>
          <table:table-cell table:formula="of:=SUM([.C49:.E49])" ns42:value-type="float" table:style-name="ce88" office:value-type="float" office:value="3">
            <text:p>3</text:p>
          </table:table-cell>
          <table:table-cell table:style-name="ce88" table:number-columns-repeated="2"/>
          <table:table-cell ns42:value-type="float" table:style-name="ce88" office:value="3" office:value-type="float">
            <text:p>3</text:p>
          </table:table-cell>
          <table:table-cell table:formula="of:=SUM([.G49:.I49])" ns42:value-type="float" table:style-name="ce88" office:value-type="float" office:value="3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0:.E50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1" office:value-type="float">
            <text:p>1</text:p>
          </table:table-cell>
          <table:table-cell table:formula="of:=SUM([.G50:.I50])" ns42:value-type="float" table:style-name="ce88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1:.E51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2" office:value-type="float">
            <text:p>2</text:p>
          </table:table-cell>
          <table:table-cell table:formula="of:=SUM([.G51:.I51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2:value-type="float" table:style-name="ce88" office:value-type="float" office:value="0">
            <text:p>0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52:.I52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3:.E53])" ns42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2:value-type="float" table:style-name="ce88" office:value-type="float" office:value="0">
            <text:p>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4:.E54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54:.I54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85" office:value-type="float" office:value="63445">
            <text:p>63445</text:p>
          </table:table-cell>
          <table:table-cell table:formula="of:=SUM([.D8:.D54])" ns42:value-type="float" table:style-name="ce89" office:value-type="float" office:value="31421">
            <text:p>31421</text:p>
          </table:table-cell>
          <table:table-cell table:formula="of:=SUM([.E8:.E54])" ns42:value-type="float" table:style-name="ce89" office:value-type="float" office:value="3954">
            <text:p>3954</text:p>
          </table:table-cell>
          <table:table-cell table:formula="of:=SUM([.F8:.F54])" ns42:value-type="float" table:style-name="ce89" office:value-type="float" office:value="98820">
            <text:p>98820</text:p>
          </table:table-cell>
          <table:table-cell table:formula="of:=SUM([.G8:.G54])" ns42:value-type="float" table:style-name="ce89" office:value-type="float" office:value="60034">
            <text:p>60034</text:p>
          </table:table-cell>
          <table:table-cell table:formula="of:=SUM([.H8:.H54])" ns42:value-type="float" table:style-name="ce89" office:value-type="float" office:value="31299">
            <text:p>31299</text:p>
          </table:table-cell>
          <table:table-cell table:formula="of:=SUM([.I8:.I54])" ns42:value-type="float" table:style-name="ce89" office:value-type="float" office:value="7541">
            <text:p>7541</text:p>
          </table:table-cell>
          <table:table-cell table:formula="of:=SUM([.J8:.J54])" ns42:value-type="float" table:style-name="ce89" office:value-type="float" office:value="98874">
            <text:p>988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